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1.688cm" table:align="left"/>
    </style:style>
    <style:style style:name="Tableau2.A" style:family="table-column">
      <style:table-column-properties style:column-width="4.785cm"/>
    </style:style>
    <style:style style:name="Tableau2.B" style:family="table-column">
      <style:table-column-properties style:column-width="6.90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4.393cm" table:align="left"/>
    </style:style>
    <style:style style:name="Tableau3.A" style:family="table-column">
      <style:table-column-properties style:column-width="5.801cm"/>
    </style:style>
    <style:style style:name="Tableau3.B" style:family="table-column">
      <style:table-column-properties style:column-width="8.592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2.579cm" table:align="left"/>
    </style:style>
    <style:style style:name="Tableau4.A" style:family="table-column">
      <style:table-column-properties style:column-width="2.579cm"/>
    </style:style>
    <style:style style:name="Tableau4.A1" style:family="table-cell">
      <style:table-cell-properties style:vertical-align="middle" fo:padding="0.049cm" fo:border="none"/>
    </style:style>
    <style:style style:name="Tableau1" style:family="table">
      <style:table-properties style:width="14.393cm" table:align="left"/>
    </style:style>
    <style:style style:name="Tableau1.A" style:family="table-column">
      <style:table-column-properties style:column-width="5.801cm"/>
    </style:style>
    <style:style style:name="Tableau1.B" style:family="table-column">
      <style:table-column-properties style:column-width="8.592cm"/>
    </style:style>
    <style:style style:name="Tableau1.A1" style:family="table-cell">
      <style:table-cell-properties style:vertical-align="middle" fo:padding="0.049cm" fo:border="none"/>
    </style:style>
    <style:style style:name="Tableau5" style:family="table">
      <style:table-properties style:width="8.95cm" table:align="left"/>
    </style:style>
    <style:style style:name="Tableau5.A" style:family="table-column">
      <style:table-column-properties style:column-width="3.163cm"/>
    </style:style>
    <style:style style:name="Tableau5.B" style:family="table-column">
      <style:table-column-properties style:column-width="2.36cm"/>
    </style:style>
    <style:style style:name="Tableau5.C" style:family="table-column">
      <style:table-column-properties style:column-width="3.427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Title">
      <style:text-properties officeooo:rsid="001fff16" officeooo:paragraph-rsid="001fff16"/>
    </style:style>
    <style:style style:name="P2" style:family="paragraph" style:parent-style-name="Text_20_body">
      <style:text-properties officeooo:rsid="001fff16" officeooo:paragraph-rsid="001fff16"/>
    </style:style>
    <style:style style:name="P3" style:family="paragraph" style:parent-style-name="Text_20_body">
      <style:text-properties officeooo:rsid="001fff16"/>
    </style:style>
    <style:style style:name="P4" style:family="paragraph" style:parent-style-name="Horizontal_20_Line">
      <style:paragraph-properties fo:margin-top="0cm" fo:margin-bottom="0.247cm" style:contextual-spacing="false" fo:line-height="115%"/>
      <style:text-properties officeooo:rsid="001fff16"/>
    </style:style>
    <style:style style:name="P5" style:family="paragraph" style:parent-style-name="Heading_20_1">
      <style:paragraph-properties fo:margin-top="0cm" fo:margin-bottom="0.247cm" style:contextual-spacing="false" fo:line-height="115%"/>
      <style:text-properties officeooo:rsid="001fff16"/>
    </style:style>
    <style:style style:name="P6" style:family="paragraph" style:parent-style-name="Heading_20_2">
      <style:paragraph-properties fo:margin-top="0cm" fo:margin-bottom="0.247cm" style:contextual-spacing="false" fo:line-height="115%"/>
      <style:text-properties officeooo:rsid="001fff16"/>
    </style:style>
    <style:style style:name="P7" style:family="paragraph" style:parent-style-name="Text_20_body" style:list-style-name="L1">
      <style:text-properties officeooo:rsid="001fff16"/>
    </style:style>
    <style:style style:name="P8" style:family="paragraph" style:parent-style-name="Preformatted_20_Text">
      <style:paragraph-properties fo:margin-top="0cm" fo:margin-bottom="0.247cm" style:contextual-spacing="false" fo:line-height="115%"/>
      <style:text-properties officeooo:rsid="001fff16"/>
    </style:style>
    <style:style style:name="P9" style:family="paragraph" style:parent-style-name="Heading_20_3">
      <style:paragraph-properties fo:margin-top="0cm" fo:margin-bottom="0.247cm" style:contextual-spacing="false" fo:line-height="115%"/>
      <style:text-properties officeooo:rsid="001fff16"/>
    </style:style>
    <style:style style:name="P10" style:family="paragraph" style:parent-style-name="Text_20_body" style:list-style-name="L2">
      <style:text-properties officeooo:rsid="001fff16"/>
    </style:style>
    <style:style style:name="P11" style:family="paragraph" style:parent-style-name="Text_20_body" style:list-style-name="L3">
      <style:text-properties officeooo:rsid="001fff16"/>
    </style:style>
    <style:style style:name="P12" style:family="paragraph" style:parent-style-name="Text_20_body" style:list-style-name="L4">
      <style:text-properties officeooo:rsid="001fff16"/>
    </style:style>
    <style:style style:name="P13" style:family="paragraph" style:parent-style-name="Text_20_body" style:list-style-name="L5">
      <style:text-properties officeooo:rsid="001fff16"/>
    </style:style>
    <style:style style:name="P14" style:family="paragraph" style:parent-style-name="Text_20_body" style:list-style-name="L6">
      <style:text-properties officeooo:rsid="001fff16"/>
    </style:style>
    <style:style style:name="P15" style:family="paragraph" style:parent-style-name="Text_20_body">
      <style:paragraph-properties fo:margin-top="0cm" fo:margin-bottom="0.247cm" style:contextual-spacing="false" fo:line-height="115%"/>
      <style:text-properties officeooo:rsid="001fff16"/>
    </style:style>
    <style:style style:name="P16" style:family="paragraph" style:parent-style-name="Text_20_body">
      <style:paragraph-properties fo:margin-top="0cm" fo:margin-bottom="0.247cm" style:contextual-spacing="false" fo:line-height="115%"/>
      <style:text-properties officeooo:rsid="001fff16" officeooo:paragraph-rsid="002121f9"/>
    </style:style>
    <style:style style:name="P17" style:family="paragraph" style:parent-style-name="Text_20_body" style:list-style-name="L7">
      <style:text-properties officeooo:rsid="001fff16"/>
    </style:style>
    <style:style style:name="P18" style:family="paragraph" style:parent-style-name="Text_20_body" style:list-style-name="L8">
      <style:text-properties officeooo:rsid="001fff16"/>
    </style:style>
    <style:style style:name="P19" style:family="paragraph" style:parent-style-name="Text_20_body" style:list-style-name="L9">
      <style:text-properties officeooo:rsid="001fff16"/>
    </style:style>
    <style:style style:name="P20" style:family="paragraph" style:parent-style-name="Text_20_body" style:list-style-name="L10">
      <style:text-properties officeooo:rsid="001fff16"/>
    </style:style>
    <style:style style:name="P21" style:family="paragraph" style:parent-style-name="Text_20_body" style:list-style-name="L11">
      <style:text-properties officeooo:rsid="001fff16"/>
    </style:style>
    <style:style style:name="P22" style:family="paragraph" style:parent-style-name="Text_20_body" style:list-style-name="L12">
      <style:text-properties officeooo:rsid="001fff16"/>
    </style:style>
    <style:style style:name="P23" style:family="paragraph" style:parent-style-name="Text_20_body" style:list-style-name="L13">
      <style:text-properties officeooo:rsid="001fff16"/>
    </style:style>
    <style:style style:name="P24" style:family="paragraph" style:parent-style-name="Text_20_body" style:list-style-name="L14">
      <style:text-properties officeooo:rsid="001fff16"/>
    </style:style>
    <style:style style:name="P25" style:family="paragraph" style:parent-style-name="Text_20_body" style:list-style-name="L15">
      <style:text-properties officeooo:rsid="001fff16"/>
    </style:style>
    <style:style style:name="P26" style:family="paragraph" style:parent-style-name="Text_20_body" style:list-style-name="L16">
      <style:text-properties officeooo:rsid="001fff16"/>
    </style:style>
    <style:style style:name="P27" style:family="paragraph" style:parent-style-name="Standard">
      <style:text-properties officeooo:rsid="0014a2a2" officeooo:paragraph-rsid="0014a2a2"/>
    </style:style>
    <style:style style:name="P28" style:family="paragraph" style:parent-style-name="Text_20_body">
      <style:text-properties officeooo:rsid="0014a2a2"/>
    </style:style>
    <style:style style:name="P29" style:family="paragraph" style:parent-style-name="Heading_20_2">
      <style:text-properties officeooo:rsid="0014a2a2"/>
    </style:style>
    <style:style style:name="P30" style:family="paragraph" style:parent-style-name="Text_20_body" style:list-style-name="L17">
      <style:text-properties officeooo:rsid="0014a2a2"/>
    </style:style>
    <style:style style:name="P31" style:family="paragraph" style:parent-style-name="Text_20_body" style:list-style-name="L18">
      <style:text-properties officeooo:rsid="0014a2a2"/>
    </style:style>
    <style:style style:name="P32" style:family="paragraph" style:parent-style-name="Text_20_body" style:list-style-name="L19">
      <style:text-properties officeooo:rsid="0014a2a2"/>
    </style:style>
    <style:style style:name="P33" style:family="paragraph" style:parent-style-name="Standard">
      <style:text-properties officeooo:rsid="001771a6" officeooo:paragraph-rsid="001771a6"/>
    </style:style>
    <style:style style:name="P34" style:family="paragraph" style:parent-style-name="Standard">
      <style:text-properties officeooo:paragraph-rsid="001771a6"/>
    </style:style>
    <style:style style:name="P35" style:family="paragraph" style:parent-style-name="Preformatted_20_Text">
      <style:paragraph-properties fo:margin-top="0cm" fo:margin-bottom="0.247cm" style:contextual-spacing="false" fo:line-height="115%"/>
    </style:style>
    <style:style style:name="P36" style:family="paragraph" style:parent-style-name="Text_20_body" style:list-style-name="L20"/>
    <style:style style:name="P37" style:family="paragraph" style:parent-style-name="Text_20_body">
      <style:text-properties officeooo:rsid="00185353" officeooo:paragraph-rsid="00185353"/>
    </style:style>
    <style:style style:name="P38" style:family="paragraph" style:parent-style-name="Text_20_body" style:list-style-name="L21"/>
    <style:style style:name="P39" style:family="paragraph" style:parent-style-name="Horizontal_20_Line">
      <style:paragraph-properties fo:margin-top="0cm" fo:margin-bottom="0.247cm" style:contextual-spacing="false" fo:line-height="115%"/>
    </style:style>
    <style:style style:name="P40" style:family="paragraph" style:parent-style-name="Heading_20_1">
      <style:paragraph-properties fo:margin-top="0cm" fo:margin-bottom="0.247cm" style:contextual-spacing="false" fo:line-height="115%"/>
    </style:style>
    <style:style style:name="P41" style:family="paragraph" style:parent-style-name="Heading_20_2">
      <style:paragraph-properties fo:margin-top="0cm" fo:margin-bottom="0.247cm" style:contextual-spacing="false" fo:line-height="115%"/>
    </style:style>
    <style:style style:name="P42" style:family="paragraph" style:parent-style-name="Text_20_body" style:list-style-name="L22"/>
    <style:style style:name="P43" style:family="paragraph" style:parent-style-name="Text_20_body" style:list-style-name="L23"/>
    <style:style style:name="P44" style:family="paragraph" style:parent-style-name="Text_20_body" style:list-style-name="L24"/>
    <style:style style:name="P45" style:family="paragraph" style:parent-style-name="Text_20_body" style:list-style-name="L25"/>
    <style:style style:name="P46" style:family="paragraph" style:parent-style-name="Text_20_body" style:list-style-name="L26"/>
    <style:style style:name="P47" style:family="paragraph" style:parent-style-name="Heading_20_3">
      <style:paragraph-properties fo:margin-top="0cm" fo:margin-bottom="0.247cm" style:contextual-spacing="false" fo:line-height="115%"/>
    </style:style>
    <style:style style:name="P48" style:family="paragraph" style:parent-style-name="Text_20_body">
      <style:text-properties officeooo:rsid="00191790" officeooo:paragraph-rsid="00191790"/>
    </style:style>
    <style:style style:name="P49" style:family="paragraph" style:parent-style-name="Heading_20_1">
      <style:text-properties officeooo:rsid="00191790" officeooo:paragraph-rsid="00191790"/>
    </style:style>
    <style:style style:name="P50" style:family="paragraph" style:parent-style-name="Text_20_body">
      <style:text-properties officeooo:paragraph-rsid="00191790"/>
    </style:style>
    <style:style style:name="P51" style:family="paragraph" style:parent-style-name="Text_20_body">
      <style:text-properties officeooo:rsid="001c58ae" officeooo:paragraph-rsid="001c58ae"/>
    </style:style>
    <style:style style:name="P52" style:family="paragraph" style:parent-style-name="Heading_20_1">
      <style:text-properties officeooo:rsid="001c58ae" officeooo:paragraph-rsid="001c58ae"/>
    </style:style>
    <style:style style:name="P53" style:family="paragraph" style:parent-style-name="Text_20_body">
      <style:text-properties officeooo:rsid="001c58ae"/>
    </style:style>
    <style:style style:name="P54" style:family="paragraph" style:parent-style-name="Heading_20_3">
      <style:paragraph-properties fo:margin-top="0cm" fo:margin-bottom="0.247cm" style:contextual-spacing="false" fo:line-height="115%"/>
      <style:text-properties officeooo:rsid="001c58ae"/>
    </style:style>
    <style:style style:name="P55" style:family="paragraph" style:parent-style-name="Text_20_body">
      <style:text-properties officeooo:rsid="001e4ed4" officeooo:paragraph-rsid="001e4ed4"/>
    </style:style>
    <style:style style:name="P56" style:family="paragraph" style:parent-style-name="Heading_20_1">
      <style:text-properties officeooo:rsid="001e4ed4" officeooo:paragraph-rsid="001e4ed4"/>
    </style:style>
    <style:style style:name="P57" style:family="paragraph" style:parent-style-name="Text_20_body">
      <style:text-properties officeooo:rsid="001e4ed4"/>
    </style:style>
    <style:style style:name="P58" style:family="paragraph" style:parent-style-name="Heading_20_2">
      <style:paragraph-properties fo:margin-top="0cm" fo:margin-bottom="0.247cm" style:contextual-spacing="false" fo:line-height="115%"/>
      <style:text-properties officeooo:rsid="001e4ed4"/>
    </style:style>
    <style:style style:name="P59" style:family="paragraph" style:parent-style-name="Horizontal_20_Line">
      <style:paragraph-properties fo:margin-top="0cm" fo:margin-bottom="0.247cm" style:contextual-spacing="false" fo:line-height="115%"/>
      <style:text-properties officeooo:rsid="001e4ed4"/>
    </style:style>
    <style:style style:name="P60" style:family="paragraph" style:parent-style-name="Heading_20_1">
      <style:paragraph-properties fo:margin-top="0cm" fo:margin-bottom="0.247cm" style:contextual-spacing="false" fo:line-height="115%"/>
      <style:text-properties officeooo:rsid="001e4ed4"/>
    </style:style>
    <style:style style:name="P61" style:family="paragraph" style:parent-style-name="Heading_20_3">
      <style:paragraph-properties fo:margin-top="0cm" fo:margin-bottom="0.247cm" style:contextual-spacing="false" fo:line-height="115%"/>
      <style:text-properties officeooo:rsid="001e4ed4"/>
    </style:style>
    <style:style style:name="P62" style:family="paragraph" style:parent-style-name="Text_20_body" style:list-style-name="L27">
      <style:text-properties officeooo:rsid="001e4ed4"/>
    </style:style>
    <style:style style:name="P63" style:family="paragraph" style:parent-style-name="Text_20_body" style:list-style-name="L28">
      <style:text-properties officeooo:rsid="001e4ed4"/>
    </style:style>
    <style:style style:name="P64" style:family="paragraph" style:parent-style-name="Text_20_body" style:list-style-name="L29">
      <style:text-properties officeooo:rsid="001e4ed4"/>
    </style:style>
    <style:style style:name="P65" style:family="paragraph" style:parent-style-name="Text_20_body" style:list-style-name="L30">
      <style:text-properties officeooo:rsid="001e4ed4"/>
    </style:style>
    <style:style style:name="P66" style:family="paragraph" style:parent-style-name="Text_20_body">
      <style:text-properties officeooo:rsid="001f2767" officeooo:paragraph-rsid="001f2767"/>
    </style:style>
    <style:style style:name="P67" style:family="paragraph" style:parent-style-name="Text_20_body">
      <style:paragraph-properties fo:break-before="page"/>
      <style:text-properties officeooo:rsid="001f2767" officeooo:paragraph-rsid="001f2767"/>
    </style:style>
    <style:style style:name="P68" style:family="paragraph" style:parent-style-name="Text_20_body">
      <style:text-properties officeooo:rsid="001f2767"/>
    </style:style>
    <style:style style:name="P69" style:family="paragraph" style:parent-style-name="Horizontal_20_Line">
      <style:paragraph-properties fo:margin-top="0cm" fo:margin-bottom="0.247cm" style:contextual-spacing="false" fo:line-height="115%"/>
      <style:text-properties officeooo:rsid="001f2767"/>
    </style:style>
    <style:style style:name="P70" style:family="paragraph" style:parent-style-name="Heading_20_1">
      <style:paragraph-properties fo:margin-top="0cm" fo:margin-bottom="0.247cm" style:contextual-spacing="false" fo:line-height="115%"/>
      <style:text-properties officeooo:rsid="001f2767"/>
    </style:style>
    <style:style style:name="P71" style:family="paragraph" style:parent-style-name="Heading_20_3">
      <style:paragraph-properties fo:margin-top="0cm" fo:margin-bottom="0.247cm" style:contextual-spacing="false" fo:line-height="115%"/>
      <style:text-properties officeooo:rsid="001f2767"/>
    </style:style>
    <style:style style:name="P72" style:family="paragraph" style:parent-style-name="Text_20_body" style:list-style-name="L31">
      <style:text-properties officeooo:rsid="001f2767"/>
    </style:style>
    <style:style style:name="P73" style:family="paragraph" style:parent-style-name="Preformatted_20_Text">
      <style:paragraph-properties fo:margin-top="0cm" fo:margin-bottom="0.247cm" style:contextual-spacing="false" fo:line-height="115%"/>
      <style:text-properties officeooo:rsid="001f2767"/>
    </style:style>
    <style:style style:name="P74" style:family="paragraph" style:parent-style-name="Quotations">
      <style:paragraph-properties fo:margin-top="0cm" fo:margin-bottom="0.247cm" style:contextual-spacing="false" fo:line-height="115%"/>
      <style:text-properties officeooo:rsid="001f2767"/>
    </style:style>
    <style:style style:name="P75" style:family="paragraph" style:parent-style-name="Text_20_body" style:list-style-name="L32">
      <style:text-properties officeooo:rsid="001f2767"/>
    </style:style>
    <style:style style:name="P76" style:family="paragraph" style:parent-style-name="Heading_20_2">
      <style:paragraph-properties fo:margin-top="0cm" fo:margin-bottom="0.247cm" style:contextual-spacing="false" fo:line-height="115%"/>
      <style:text-properties officeooo:rsid="001f2767"/>
    </style:style>
    <style:style style:name="P77" style:family="paragraph" style:parent-style-name="Text_20_body">
      <style:paragraph-properties fo:margin-top="0cm" fo:margin-bottom="0.247cm" style:contextual-spacing="false" fo:line-height="115%"/>
      <style:text-properties officeooo:rsid="001f2767"/>
    </style:style>
    <style:style style:name="T1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" style:family="text">
      <style:text-properties style:font-name="Liberation Sans" fo:font-size="18pt" fo:font-weight="bold" style:font-name-asian="Microsoft YaHei" style:font-size-asian="18pt" style:font-weight-asian="bold" style:font-name-complex="Lucida Sans1" style:font-size-complex="18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nthese chat arduino </text:p>
      <text:p text:style-name="P2">Super — on fait la <text:span text:style-name="Strong_20_Emphasis">synthèse complète</text:span> maintenant. Je vais regrouper toutes les décisions, conventions et le fonctionnement attendu entre <text:span text:style-name="Strong_20_Emphasis">Node-RED ↔ Arduino Mega (dispatcher) ↔ Arduino Uno (moteurs)</text:span>. Tout en français, clair, prêt à utiliser comme référence pendant le développement.</text:p>
      <text:p text:style-name="P3">Je conserve un style direct et structuré : lisible, imprimable, et tu peux l’insérer dans ton README.</text:p>
      <text:p text:style-name="P4"/>
      <text:h text:style-name="P5" text:outline-level="1">Synthèse et règles du projet RobotCirculationData (résumé opérationnel)</text:h>
      <text:h text:style-name="P6" text:outline-level="2">1 — Vue d’ensemble (workflow)</text:h>
      <text:list text:style-name="L1">
        <text:list-item>
          <text:p text:style-name="P7"><text:span text:style-name="Strong_20_Emphasis">Node-RED</text:span> (fichier <text:span text:style-name="Source_20_Text">variables.json</text:span> = source de vérité des variables / abréviations / instances)</text:p>
        </text:list-item>
        <text:list-item>
          <text:p text:style-name="P7">→ construit et publie des messages <text:span text:style-name="Strong_20_Emphasis">VPIV</text:span> sur le broker MQTT.</text:p>
        </text:list-item>
        <text:list-item>
          <text:p text:style-name="P7"><text:span text:style-name="Strong_20_Emphasis">Arduino Mega</text:span> (RZlibrairiesPersoNew) : <text:span text:style-name="Source_20_Text">communication.cpp</text:span> lit le flux, parse VPIV, utilise <text:span text:style-name="Strong_20_Emphasis">ACTION_TABLE</text:span> pour appeler <text:span text:style-name="Source_20_Text">dispatch_X</text:span> du module correspondant.</text:p>
        </text:list-item>
        <text:list-item>
          <text:p text:style-name="P7">Les modules (<text:span text:style-name="Source_20_Text">dispatch_*</text:span>) traduisent le message en appels vers les <text:span text:style-name="Source_20_Text">actuators/</text:span> (logique) et <text:span text:style-name="Source_20_Text">hardware/</text:span> (drivers).</text:p>
        </text:list-item>
        <text:list-item>
          <text:p text:style-name="P7">Pour la voie moteurs, Mega formate la trame compacte <text:span text:style-name="Source_20_Text">transMoteurP</text:span> et appelle <text:span text:style-name="Source_20_Text">envoiUno()</text:span> vers <text:span text:style-name="Strong_20_Emphasis">Arduino Uno</text:span> (qui pilote physiquement les moteurs).</text:p>
        </text:list-item>
        <text:list-item>
          <text:p text:style-name="P7">Les valeurs lues côté Arduino (capteurs) peuvent être renvoyées sous forme VPIV (<text:span text:style-name="Source_20_Text">$I:...#</text:span>) et Node-RED mettra à jour sa mémoire runtime.</text:p>
        </text:list-item>
      </text:list>
      <text:p text:style-name="P4"/>
      <text:h text:style-name="P6" text:outline-level="2">2 — Arborescence recommandée (finale, avec config)</text:h>
      <text:p text:style-name="P8"><text:span text:style-name="Source_20_Text">RZlibrairiesPersoNew/</text:span></text:p>
      <text:p text:style-name="P8"><text:span text:style-name="Source_20_Text"><text:s/>├── library.properties</text:span></text:p>
      <text:p text:style-name="P8"><text:span text:style-name="Source_20_Text"><text:s/>└── src/</text:span></text:p>
      <text:p text:style-name="P8"><text:span text:style-name="Source_20_Text"><text:s text:c="5"/>├── configuration/</text:span></text:p>
      <text:p text:style-name="P8"><text:span text:style-name="Source_20_Text"><text:s text:c="5"/>│ <text:s text:c="3"/>├── config.h</text:span></text:p>
      <text:p text:style-name="P8"><text:span text:style-name="Source_20_Text"><text:s text:c="5"/>│ <text:s text:c="3"/>└── config.cpp</text:span></text:p>
      <text:p text:style-name="P8"><text:span text:style-name="Source_20_Text"><text:s text:c="5"/>│</text:span></text:p>
      <text:p text:style-name="P8"><text:span text:style-name="Source_20_Text"><text:s text:c="5"/>├── communication/</text:span></text:p>
      <text:p text:style-name="P8"><text:span text:style-name="Source_20_Text"><text:s text:c="5"/>│ <text:s text:c="3"/>├── communication.cpp</text:span></text:p>
      <text:p text:style-name="P8"><text:span text:style-name="Source_20_Text"><text:s text:c="5"/>│ <text:s text:c="3"/>├── vpiv_dispatch.h</text:span></text:p>
      <text:p text:style-name="P8"><text:span text:style-name="Source_20_Text"><text:s text:c="5"/>│ <text:s text:c="3"/>├── vpiv_utils.h/.cpp</text:span></text:p>
      <text:p text:style-name="P8"><text:soft-page-break/><text:span text:style-name="Source_20_Text"><text:s text:c="5"/>│ <text:s text:c="3"/>├── dispatch_Srv.cpp</text:span></text:p>
      <text:p text:style-name="P8"><text:span text:style-name="Source_20_Text"><text:s text:c="5"/>│ <text:s text:c="3"/>├── dispatch_Mt.cpp</text:span></text:p>
      <text:p text:style-name="P8"><text:span text:style-name="Source_20_Text"><text:s text:c="5"/>│ <text:s text:c="3"/>├── dispatch_Lrub.cpp</text:span></text:p>
      <text:p text:style-name="P8"><text:span text:style-name="Source_20_Text"><text:s text:c="5"/>│ <text:s text:c="3"/>└── ... (autres dispatch)</text:span></text:p>
      <text:p text:style-name="P8"><text:span text:style-name="Source_20_Text"><text:s text:c="5"/>│</text:span></text:p>
      <text:p text:style-name="P8"><text:span text:style-name="Source_20_Text"><text:s text:c="5"/>├── hardware/</text:span></text:p>
      <text:p text:style-name="P8"><text:span text:style-name="Source_20_Text"><text:s text:c="5"/>│ <text:s text:c="3"/>├── servos_hardware.h/.cpp</text:span></text:p>
      <text:p text:style-name="P8"><text:span text:style-name="Source_20_Text"><text:s text:c="5"/>│ <text:s text:c="3"/>├── lrub_hardware.h/.cpp</text:span></text:p>
      <text:p text:style-name="P8"><text:span text:style-name="Source_20_Text"><text:s text:c="5"/>│ <text:s text:c="3"/>└── ... (drivers matériels)</text:span></text:p>
      <text:p text:style-name="P8"><text:span text:style-name="Source_20_Text"><text:s text:c="5"/>│</text:span></text:p>
      <text:p text:style-name="P8"><text:span text:style-name="Source_20_Text"><text:s text:c="5"/>├── actuators/</text:span></text:p>
      <text:p text:style-name="P8"><text:span text:style-name="Source_20_Text"><text:s text:c="5"/>│ <text:s text:c="3"/>├── Srv.cpp</text:span></text:p>
      <text:p text:style-name="P8"><text:span text:style-name="Source_20_Text"><text:s text:c="5"/>│ <text:s text:c="3"/>├── Mt.cpp (optionnel)</text:span></text:p>
      <text:p text:style-name="P8"><text:span text:style-name="Source_20_Text"><text:s text:c="5"/>│ <text:s text:c="3"/>├── Lrub.cpp</text:span></text:p>
      <text:p text:style-name="P8"><text:span text:style-name="Source_20_Text"><text:s text:c="5"/>│ <text:s text:c="3"/>└── ... (logiques métier)</text:span></text:p>
      <text:p text:style-name="P8"><text:span text:style-name="Source_20_Text"><text:s text:c="5"/>│</text:span></text:p>
      <text:p text:style-name="P8"><text:span text:style-name="Source_20_Text"><text:s text:c="5"/>├── sensors/</text:span></text:p>
      <text:p text:style-name="P8"><text:span text:style-name="Source_20_Text"><text:s text:c="5"/>│ <text:s text:c="3"/>├── Snr.cpp</text:span></text:p>
      <text:p text:style-name="P8"><text:span text:style-name="Source_20_Text"><text:s text:c="5"/>│ <text:s text:c="3"/>├── Mic.cpp</text:span></text:p>
      <text:p text:style-name="P8"><text:span text:style-name="Source_20_Text"><text:s text:c="5"/>│ <text:s text:c="3"/>└── ...</text:span></text:p>
      <text:p text:style-name="P8"><text:span text:style-name="Source_20_Text"><text:s text:c="5"/>│</text:span></text:p>
      <text:p text:style-name="P8"><text:span text:style-name="Source_20_Text"><text:s text:c="5"/>├── RZlibrairiesPersoNew.h</text:span></text:p>
      <text:p text:style-name="P8"><text:span text:style-name="Source_20_Text"><text:s text:c="5"/>└── RZlibrairiesPersoNew.cpp</text:span></text:p>
      <text:p text:style-name="P3">Chaque fichier reçoit en entête un commentaire avec son chemin complet et son rôle (convention appliquée).</text:p>
      <text:p text:style-name="P4"/>
      <text:h text:style-name="P6" text:outline-level="2">3 — Règles et conventions VPIV (définitives)</text:h>
      <text:h text:style-name="P9" text:outline-level="3">3.1 Structure du message VPIV</text:h>
      <text:p text:style-name="P8"><text:span text:style-name="Source_20_Text">$&lt;Categorie&gt;:&lt;Variable&gt;:&lt;Instance(s)&gt;:&lt;Propriété&gt;:&lt;Valeur&gt;#</text:span></text:p>
      <text:list text:style-name="L2">
        <text:list-item>
          <text:p text:style-name="P10"><text:span text:style-name="Source_20_Text">Categorie</text:span> : V (Variable), I (Info), F (Fonction), E (Erreur).</text:p>
        </text:list-item>
        <text:list-item>
          <text:p text:style-name="P10"><text:span text:style-name="Source_20_Text">Variable</text:span> : nom logique du module (ex. <text:span text:style-name="Source_20_Text">Mt</text:span>, <text:span text:style-name="Source_20_Text">Srv</text:span>, <text:span text:style-name="Source_20_Text">Lrub</text:span>).</text:p>
        </text:list-item>
        <text:list-item>
          <text:p text:style-name="P10"><text:span text:style-name="Source_20_Text">Instance(s)</text:span> : <text:span text:style-name="Source_20_Text">"*"</text:span> | <text:span text:style-name="Source_20_Text">"0"</text:span> | <text:span text:style-name="Source_20_Text">"1"</text:span> | <text:span text:style-name="Source_20_Text">"[0,1,2]"</text:span>. Indices entiers <text:span text:style-name="Strong_20_Emphasis">définis par Node-RED</text:span> (voir §4).</text:p>
        </text:list-item>
        <text:list-item>
          <text:p text:style-name="P10"><text:span text:style-name="Source_20_Text">Propriété</text:span> : <text:span text:style-name="Strong_20_Emphasis">abréviation</text:span> définie dans Node-RED (Option A). Ex : <text:span text:style-name="Source_20_Text">spd</text:span>, <text:span text:style-name="Source_20_Text">dir</text:span>, <text:span text:style-name="Source_20_Text">acc</text:span>, <text:span text:style-name="Source_20_Text">pos</text:span>, <text:span text:style-name="Source_20_Text">act</text:span>, <text:span text:style-name="Source_20_Text">col</text:span>.</text:p>
        </text:list-item>
        <text:list-item>
          <text:p text:style-name="P10"><text:soft-page-break/><text:span text:style-name="Source_20_Text">Valeur</text:span> : chaîne interprétée par le dispatcher (format léger, pas de JSON lourds). Ex : <text:span text:style-name="Source_20_Text">5</text:span>, <text:span text:style-name="Source_20_Text">1</text:span>, <text:span text:style-name="Source_20_Text">255,0,0</text:span>.</text:p>
        </text:list-item>
      </text:list>
      <text:p text:style-name="P3">Exemples :</text:p>
      <text:p text:style-name="P8"><text:span text:style-name="Source_20_Text">$V:Mt:*:spd:6#</text:span></text:p>
      <text:p text:style-name="P8"><text:span text:style-name="Source_20_Text">$V:Srv:1:pos:45#</text:span></text:p>
      <text:p text:style-name="P8"><text:span text:style-name="Source_20_Text">$I:Lrub:[0,2]:col:255,0,0#</text:span></text:p>
      <text:h text:style-name="P9" text:outline-level="3">3.2 Règles importantes</text:h>
      <text:list text:style-name="L3">
        <text:list-item>
          <text:p text:style-name="P11"><text:span text:style-name="Strong_20_Emphasis">Un message = une propriété</text:span> (ne pas envoyer plusieurs propriétés dans un seul VPIV). → Simplifie parsing et cohérence.</text:p>
        </text:list-item>
        <text:list-item>
          <text:p text:style-name="P11"><text:span text:style-name="Strong_20_Emphasis">Instances = indices (entiers)</text:span>. Node-RED détermine la liste d’instances et leur ordre ; <text:span text:style-name="Strong_20_Emphasis">Arduino n’utilise que les indices</text:span>.</text:p>
        </text:list-item>
        <text:list-item>
          <text:p text:style-name="P11"><text:span text:style-name="Strong_20_Emphasis"><text:span text:style-name="Source_20_Text">*</text:span></text:span> = appliquer à toutes les instances.</text:p>
        </text:list-item>
        <text:list-item>
          <text:p text:style-name="P11"><text:span text:style-name="Strong_20_Emphasis">Listes</text:span> (ex. <text:span text:style-name="Source_20_Text">[0,1,2]</text:span>) : chaque valeur doit correspondre à l’ordre d’instances côté Node-RED ; dispatchers acceptent listes numériques et éventuellement noms si wrappers fournis.</text:p>
        </text:list-item>
        <text:list-item>
          <text:p text:style-name="P11"><text:span text:style-name="Strong_20_Emphasis">Pas de floats</text:span> envoyés couramment (pour alléger). Si nécessaire, envoyer en entier (ex : milli-unité) ou définir dans Node-RED.</text:p>
        </text:list-item>
        <text:list-item>
          <text:p text:style-name="P11"><text:span text:style-name="Strong_20_Emphasis">Abridged properties</text:span> : Arduino attend les abréviations définies par Node-RED (Option A). Pendant dev, on peut utiliser un set canonique (proto-B) et aligner Node-RED ensuite.</text:p>
        </text:list-item>
        <text:list-item>
          <text:p text:style-name="P11"><text:span text:style-name="Strong_20_Emphasis">Valeur multi-éléments (RGB)</text:span> : format simple <text:span text:style-name="Source_20_Text">"R,G,B"</text:span> (pas JSON). Pour tableaux complexes, recommandation : Node-RED envoie un message par instance.</text:p>
        </text:list-item>
      </text:list>
      <text:p text:style-name="P4"/>
      <text:h text:style-name="P6" text:outline-level="2">4 — Instances, Node-RED et cohérence</text:h>
      <text:h text:style-name="P9" text:outline-level="3">4.1 Principe</text:h>
      <text:list text:style-name="L4">
        <text:list-item>
          <text:p text:style-name="P12"><text:span text:style-name="Strong_20_Emphasis">Node-RED</text:span> contient un fichier <text:span text:style-name="Source_20_Text">variables.json</text:span> (source de vérité) décrivant :</text:p>
          <text:list>
            <text:list-item>
              <text:p text:style-name="P12"><text:span text:style-name="Source_20_Text">nomVarG</text:span>, <text:span text:style-name="Source_20_Text">abbrVarG</text:span> (optionnel),</text:p>
            </text:list-item>
            <text:list-item>
              <text:p text:style-name="P12"><text:span text:style-name="Source_20_Text">instances</text:span> : tableau (ex <text:span text:style-name="Source_20_Text">["*","inst1","inst2"]</text:span>)</text:p>
            </text:list-item>
            <text:list-item>
              <text:p text:style-name="P12"><text:span text:style-name="Source_20_Text">proprietes</text:span> : pour chaque propriété, <text:span text:style-name="Source_20_Text">nomP</text:span>, <text:span text:style-name="Source_20_Text">abbrP</text:span>, <text:span text:style-name="Source_20_Text">typeP</text:span>, <text:span text:style-name="Source_20_Text">schema</text:span> (si objet), <text:span text:style-name="Source_20_Text">valeurs</text:span> par instance.</text:p>
            </text:list-item>
          </text:list>
        </text:list-item>
        <text:list-item>
          <text:p text:style-name="P12">Les <text:span text:style-name="Strong_20_Emphasis">indices</text:span> Arduino sont simplement l’index de l’élément dans le tableau <text:span text:style-name="Source_20_Text">instances</text:span>.</text:p>
          <text:list>
            <text:list-item>
              <text:p text:style-name="P12">Exemple : <text:span text:style-name="Source_20_Text">instances = ["*","ServoTGD","ServoTHB","ServoBase"]</text:span> → indices 0..3, l’index 2 correspond à ServoTHB.</text:p>
            </text:list-item>
          </text:list>
        </text:list-item>
      </text:list>
      <text:h text:style-name="P9" text:outline-level="3">4.2 Contraintes</text:h>
      <text:list text:style-name="L5">
        <text:list-item>
          <text:p text:style-name="P13"><text:span text:style-name="Strong_20_Emphasis">Ne pas reordonner</text:span> les instances côté Node-RED sans comprendre l’effet sur Arduino (indices changent).</text:p>
        </text:list-item>
        <text:list-item>
          <text:p text:style-name="P13"><text:soft-page-break/>Si Node-RED modifie une abréviation, il suffit d’envoyer les mêmes abréviations dans les messages VPIV ; Arduino ne connaît pas l’abbr avant réception (il reçoit déjà la propriété abrégée). → <text:span text:style-name="Strong_20_Emphasis">aucune recompilation Arduino nécessaire</text:span> si on tient les dispatchers génériques.</text:p>
        </text:list-item>
      </text:list>
      <text:p text:style-name="P4"/>
      <text:h text:style-name="P6" text:outline-level="2">5 — ACTION_TABLE (table de dispatch) — rôle et exemple</text:h>
      <text:h text:style-name="P9" text:outline-level="3">5.1 Rôle</text:h>
      <text:list text:style-name="L6">
        <text:list-item>
          <text:p text:style-name="P14">Elle mappe <text:span text:style-name="Source_20_Text">Variable</text:span> → <text:span text:style-name="Source_20_Text">dispatch</text:span> (fonction du module) :</text:p>
          <text:list>
            <text:list-item>
              <text:p text:style-name="P14">lit <text:span text:style-name="Source_20_Text">Variable</text:span> et appelle <text:span text:style-name="Source_20_Text">Module::dispatch(prop, inst, value)</text:span>.</text:p>
            </text:list-item>
          </text:list>
        </text:list-item>
      </text:list>
      <text:h text:style-name="P9" text:outline-level="3">5.2 Exemple (format attendu dans <text:span text:style-name="Source_20_Text">communication.cpp</text:span>)</text:h>
      <text:p text:style-name="P8"><text:span text:style-name="Source_20_Text">// Prototype dans vpiv_dispatch.h</text:span></text:p>
      <text:p text:style-name="P8"><text:span text:style-name="Source_20_Text">// namespace Mt { bool dispatch(const char* prop, const char* inst, const char* value); }</text:span></text:p>
      <text:p text:style-name="P8"/>
      <text:p text:style-name="P8"><text:span text:style-name="Source_20_Text">static const ActionEntry ACTION_TABLE[] = {</text:span></text:p>
      <text:p text:style-name="P8"><text:span text:style-name="Source_20_Text"><text:s text:c="4"/>{ "Mt", <text:s/>Mt::dispatch },</text:span></text:p>
      <text:p text:style-name="P8"><text:span text:style-name="Source_20_Text"><text:s text:c="4"/>{ "Srv", Srv::dispatch },</text:span></text:p>
      <text:p text:style-name="P8"><text:span text:style-name="Source_20_Text"><text:s text:c="4"/>{ "Lrub", Lrub::dispatch },</text:span></text:p>
      <text:p text:style-name="P8"><text:span text:style-name="Source_20_Text"><text:s text:c="4"/>{ "Lring", Lring::dispatch },</text:span></text:p>
      <text:p text:style-name="P8"><text:span text:style-name="Source_20_Text"><text:s text:c="4"/>{ "Snr", Snr::dispatch },</text:span></text:p>
      <text:p text:style-name="P8"><text:span text:style-name="Source_20_Text"><text:s text:c="4"/>{ "Mic", Mic::dispatch },</text:span></text:p>
      <text:p text:style-name="P8"><text:span text:style-name="Source_20_Text"><text:s text:c="4"/>{ "FS", FS::dispatch },</text:span></text:p>
      <text:p text:style-name="P8"><text:span text:style-name="Source_20_Text"><text:s text:c="4"/>{ /* ... */ }</text:span></text:p>
      <text:p text:style-name="P8"><text:span text:style-name="Source_20_Text">};</text:span></text:p>
      <text:p text:style-name="P3"><text:span text:style-name="Source_20_Text">communication.cpp</text:span> parcourt la table pour trouver la variable et invoquer le dispatch correspondant.</text:p>
      <text:p text:style-name="P4"/>
      <text:p text:style-name="P15"/>
      <text:h text:style-name="Heading_20_2" text:outline-level="2"><text:soft-page-break/>**Explication du cheminement de l'information pour ton module Lring :**</text:h>
      <text:p text:style-name="P16"><text:line-break/><text:line-break/>## **Étape 1 : Réception du Message MQTT/VPIV**<text:line-break/>```cpp<text:line-break/>// Dans communication.cpp (fichier principal)<text:line-break/>void communication_loop_readSerialStream() {<text:line-break/> <text:s text:c="3"/>// Reçoit: "$V:lring:couleur:0:rouge#"<text:line-break/> <text:s text:c="3"/>// Parse et appelle dispatchVPIV()<text:line-break/>}<text:line-break/>```<text:line-break/><text:line-break/>## **Étape 2 : Dispatch vers le Module**<text:line-break/>```cpp<text:line-break/>// Dans communication.cpp - TABLE d'action<text:line-break/>static const ActionEntry ACTION_TABLE[] = {<text:line-break/> <text:s text:c="3"/>{ "lring", vpiv_dispatch_lring }, <text:s/>// Route vers ton module<text:line-break/> <text:s text:c="3"/>// ...<text:line-break/>};<text:line-break/><text:line-break/>void dispatchVPIV(const MessageVPIV* msg) {<text:line-break/> <text:s text:c="3"/>// Trouve "lring" dans la table et appelle vpiv_dispatch_lring()<text:line-break/>}<text:line-break/>```<text:line-break/><text:line-break/>## **Étape 3 : Traitement dans ton Module**<text:line-break/>```cpp<text:line-break/>// Dans actuators/lring.cpp (ou dispatch_Lring.cpp)<text:line-break/>bool vpiv_dispatch_lring(const char* prop, const char* inst, const char* value) {<text:line-break/> <text:s text:c="3"/>// prop = "couleur", inst = "0", value = "rouge"<text:line-break/> <text:s text:c="3"/><text:line-break/> <text:s text:c="3"/>// Appelle la fonction hardware<text:line-break/> <text:s text:c="3"/>lring_setCouleur(atoi(inst), value);<text:line-break/> <text:s text:c="3"/>return true;<text:line-break/>}<text:line-break/>```<text:line-break/><text:line-break/>## **Étape 4 : Accès au Matériel**<text:line-break/>```cpp<text:line-break/>// Dans hardware/lring_hardware.cpp<text:line-break/>void lring_setCouleur(int ringIndex, const char* couleur) {<text:line-break/> <text:s text:c="3"/>// Utilise les constantes de config.h<text:line-break/> <text:s text:c="3"/>#ifdef RUBAN_LED_PIN<text:line-break/> <text:s text:c="7"/>Adafruit_NeoPixel strip(RUBAN_NUM_PIXELS, RUBAN_LED_PIN, NEO_GRB + <text:soft-page-break/>NEO_KHZ800);<text:line-break/> <text:s text:c="3"/>#endif<text:line-break/> <text:s text:c="3"/><text:line-break/> <text:s text:c="3"/>// Traduit "rouge" en code couleur et applique<text:line-break/> <text:s text:c="3"/>strip.setPixelColor(ringIndex, 255, 0, 0);<text:line-break/> <text:s text:c="3"/>strip.show();<text:line-break/>}<text:line-break/>```<text:line-break/><text:line-break/>## **Étape 5 : Remontée d'Information (si nécessaire)**<text:line-break/>```cpp<text:line-break/>// Dans hardware/lring_hardware.cpp<text:line-break/>void lring_getStatus(int ringIndex) {<text:line-break/> <text:s text:c="3"/>// Lit l'état actuel et renvoie vers Node-RED<text:line-break/> <text:s text:c="3"/>char status[64];<text:line-break/> <text:s text:c="3"/>snprintf(status, sizeof(status), "$I:lring:etat:%d:allume#", ringIndex);<text:line-break/> <text:s text:c="3"/>Serial.print(status); <text:s/>// Remonte via MQTT<text:line-break/>}<text:line-break/>```<text:line-break/><text:line-break/>## **Flux Complet :**<text:line-break/>```<text:line-break/>Node-RED --MQTT--&gt; Serial Arduino --&gt; communication.cpp <text:line-break/> <text:s text:c="3"/>--&gt; dispatch_Lring.cpp --&gt; lring.cpp --&gt; lring_hardware.cpp<text:line-break/> <text:s text:c="19"/>↑<text:line-break/> <text:s text:c="3"/>(remontée) <text:s text:c="5"/>↓<text:line-break/>Node-RED &lt;--MQTT-- Serial Arduino &lt;-- lring_hardware.cpp<text:line-break/>```<text:line-break/><text:line-break/>## **Rôle de Chaque Fichier :**<text:line-break/><text:line-break/>- **`communication/`** : Route les messages entrants/sortants<text:line-break/>- **`actuators/`** : Logique métier de l'actionneur <text:s/><text:line-break/>- **`hardware/`** : Pilotage direct du matériel<text:line-break/>- **`config.h`** : Paramètres techniques (pins, tailles, etc.)<text:line-break/>- **`RZlibrariesPersoNew.h`** : Déclarations globales et includes<text:line-break/><text:line-break/>**Ton organisation est excellente** - elle sépare clairement les responsabilités ! 🎯</text:p>
      <text:p text:style-name="P15"/>
      <text:h text:style-name="P6" text:outline-level="2">6 — Module Moteurs (spécifications finales)</text:h>
      <text:list text:style-name="L7">
        <text:list-item>
          <text:p text:style-name="P17"><text:span text:style-name="Strong_20_Emphasis">Variable VPIV</text:span> : <text:span text:style-name="Source_20_Text">Mt</text:span></text:p>
        </text:list-item>
        <text:list-item>
          <text:p text:style-name="P17"><text:span text:style-name="Strong_20_Emphasis">Propriétés</text:span> :</text:p>
          <text:list>
            <text:list-item>
              <text:p text:style-name="P17"><text:span text:style-name="Source_20_Text">spd</text:span> → boite vitesse (0..9) — stocké dans <text:span text:style-name="Source_20_Text">transMoteurP[3]</text:span></text:p>
            </text:list-item>
            <text:list-item>
              <text:p text:style-name="P17"><text:soft-page-break/><text:span text:style-name="Source_20_Text">dir</text:span> → direction moteur (0..8) — stocké dans <text:span text:style-name="Source_20_Text">transMoteurP[5]</text:span></text:p>
            </text:list-item>
            <text:list-item>
              <text:p text:style-name="P17"><text:span text:style-name="Source_20_Text">acc</text:span> → accélération (1..4) — stocké dans <text:span text:style-name="Source_20_Text">transMoteurP[1]</text:span></text:p>
            </text:list-item>
          </text:list>
        </text:list-item>
        <text:list-item>
          <text:p text:style-name="P17"><text:span text:style-name="Strong_20_Emphasis">Trame UNO</text:span> : <text:span text:style-name="Source_20_Text">transMoteurP = {'&lt;', accChar, ',', spdChar, ',', dirChar, '&gt;' }</text:span></text:p>
        </text:list-item>
        <text:list-item>
          <text:p text:style-name="P17"><text:span text:style-name="Strong_20_Emphasis">Comportement</text:span> :</text:p>
          <text:list>
            <text:list-item>
              <text:p text:style-name="P17">Dispatcher <text:span text:style-name="Source_20_Text">dispatch_Mt.cpp</text:span> reçoit <text:span text:style-name="Source_20_Text">propAbbr</text:span>/<text:span text:style-name="Source_20_Text">inst</text:span>/<text:span text:style-name="Source_20_Text">value</text:span>,</text:p>
            </text:list-item>
            <text:list-item>
              <text:p text:style-name="P17">il n’accepte <text:span text:style-name="Strong_20_Emphasis">que</text:span> <text:span text:style-name="Source_20_Text">spd</text:span>, <text:span text:style-name="Source_20_Text">dir</text:span>, <text:span text:style-name="Source_20_Text">acc</text:span> (modernes),</text:p>
            </text:list-item>
            <text:list-item>
              <text:p text:style-name="P17">il extrait le premier caractère utile de la <text:span text:style-name="Source_20_Text">value</text:span> et met à jour <text:span text:style-name="Source_20_Text">transMoteurP</text:span>, puis appelle <text:span text:style-name="Source_20_Text">envoiUno()</text:span>.</text:p>
            </text:list-item>
          </text:list>
        </text:list-item>
      </text:list>
      <text:p text:style-name="P4"/>
      <text:h text:style-name="P6" text:outline-level="2">7 — config.h / config.cpp — rôle et intégration</text:h>
      <text:h text:style-name="P9" text:outline-level="3">7.1 Rôle</text:h>
      <text:list text:style-name="L8">
        <text:list-item>
          <text:p text:style-name="P18">Centraliser : pins, constantes, valeurs par défaut, seuils, noms d’instances, nombre d’instances, corrections servo (CORRECTION_TGD...), port série Uno, etc.</text:p>
        </text:list-item>
        <text:list-item>
          <text:p text:style-name="P18">Fournir <text:span text:style-name="Source_20_Text">initConfig()</text:span> qui restaure valeurs par défaut (utile au boot ou reset).</text:p>
        </text:list-item>
      </text:list>
      <text:h text:style-name="P9" text:outline-level="3">7.2 Emplacement</text:h>
      <text:p text:style-name="P8"><text:span text:style-name="Source_20_Text">src/configuration/config.h</text:span></text:p>
      <text:p text:style-name="P8"><text:span text:style-name="Source_20_Text">src/configuration/config.cpp</text:span></text:p>
      <text:h text:style-name="P9" text:outline-level="3">7.3 Inclus</text:h>
      <text:list text:style-name="L9">
        <text:list-item>
          <text:p text:style-name="P19"><text:span text:style-name="Strong_20_Emphasis">hardware/</text:span> et <text:span text:style-name="Strong_20_Emphasis">actuators/</text:span> incluent <text:span text:style-name="Source_20_Text">../configuration/config.h</text:span> si elles utilisent des constantes (pins, limites, noms).</text:p>
        </text:list-item>
        <text:list-item>
          <text:p text:style-name="P19"><text:span text:style-name="Strong_20_Emphasis">communication/</text:span> n’inclut <text:span text:style-name="Source_20_Text">config.h</text:span> que si besoin (rare).</text:p>
        </text:list-item>
      </text:list>
      <text:h text:style-name="P9" text:outline-level="3">7.4 Exemple d’éléments dans config.h</text:h>
      <text:p text:style-name="P8"><text:span text:style-name="Source_20_Text">#define MOTEURS_SERIAL Serial3</text:span></text:p>
      <text:p text:style-name="P8"><text:span text:style-name="Source_20_Text">#define RUBAN_NUM_PIXELS 15</text:span></text:p>
      <text:p text:style-name="P8"><text:span text:style-name="Source_20_Text">#define RING_NUM_PIXELS 12</text:span></text:p>
      <text:p text:style-name="P8"><text:span text:style-name="Source_20_Text">#define SERVO_TGD_PIN 4</text:span></text:p>
      <text:p text:style-name="P8"><text:span text:style-name="Source_20_Text">#define SERVO_THB_PIN 5</text:span></text:p>
      <text:p text:style-name="P8"><text:span text:style-name="Source_20_Text">#define SERVO_BASE_PIN 9</text:span></text:p>
      <text:p text:style-name="P8"><text:span text:style-name="Source_20_Text">extern const char* nomSonar[SONAR_NUM];</text:span></text:p>
      <text:p text:style-name="P8"><text:span text:style-name="Source_20_Text">extern unsigned int sonarDanger[SONAR_NUM];</text:span></text:p>
      <text:p text:style-name="P8"><text:span text:style-name="Source_20_Text">void initConfig();</text:span></text:p>
      <text:p text:style-name="P4"/>
      <text:h text:style-name="P6" text:outline-level="2"><text:soft-page-break/>8 — Parsing et structure côté Arduino (implémentation)</text:h>
      <text:h text:style-name="P9" text:outline-level="3">8.1 communication.cpp — responsabilités</text:h>
      <text:list text:style-name="L10">
        <text:list-item>
          <text:p text:style-name="P20">Lire flux série (USB) caractère par caractère</text:p>
        </text:list-item>
        <text:list-item>
          <text:p text:style-name="P20">Détecter <text:span text:style-name="Source_20_Text">$</text:span> et <text:span text:style-name="Source_20_Text">#</text:span>, reconstituer le message brut</text:p>
        </text:list-item>
        <text:list-item>
          <text:p text:style-name="P20">Appeler <text:span text:style-name="Source_20_Text">vpiv_parse(raw, MessageVPIV &amp;msg)</text:span> (parseur léger)</text:p>
        </text:list-item>
        <text:list-item>
          <text:p text:style-name="P20">Trouver <text:span text:style-name="Source_20_Text">ACTION_TABLE</text:span> → appeler <text:span text:style-name="Source_20_Text">dispatch</text:span> correspondant</text:p>
        </text:list-item>
        <text:list-item>
          <text:p text:style-name="P20">Gestion des erreurs et renvoi d’un <text:span text:style-name="Source_20_Text">$I:...#</text:span> ACK si besoin</text:p>
        </text:list-item>
      </text:list>
      <text:h text:style-name="P9" text:outline-level="3">8.2 Format <text:span text:style-name="Source_20_Text">MessageVPIV</text:span> (structure interne)</text:h>
      <text:list text:style-name="L11">
        <text:list-item>
          <text:p text:style-name="P21"><text:span text:style-name="Source_20_Text">String variable;</text:span></text:p>
        </text:list-item>
        <text:list-item>
          <text:p text:style-name="P21"><text:span text:style-name="Source_20_Text">String property;</text:span> (abréviation reçue)</text:p>
        </text:list-item>
        <text:list-item>
          <text:p text:style-name="P21"><text:span text:style-name="Source_20_Text">String instance;</text:span> (ex: <text:span text:style-name="Source_20_Text">"*"</text:span>, <text:span text:style-name="Source_20_Text">"0"</text:span>, <text:span text:style-name="Source_20_Text">"[0,1]"</text:span>)</text:p>
        </text:list-item>
        <text:list-item>
          <text:p text:style-name="P21"><text:span text:style-name="Source_20_Text">String value;</text:span> (raw)</text:p>
        </text:list-item>
        <text:list-item>
          <text:p text:style-name="P21">Fonctions helper : <text:span text:style-name="Source_20_Text">instanceIsAll()</text:span>, <text:span text:style-name="Source_20_Text">parseInstanceList()</text:span> (retourne int indices[]), <text:span text:style-name="Source_20_Text">parseRGB()</text:span>.</text:p>
        </text:list-item>
      </text:list>
      <text:p text:style-name="P4"/>
      <text:h text:style-name="P6" text:outline-level="2">9 — Tests / checklist d’intégration (pratique)</text:h>
      <text:h text:style-name="P9" text:outline-level="3">9.1 Avant compilation</text:h>
      <text:list text:style-name="L12">
        <text:list-item>
          <text:p text:style-name="P22"><text:span text:style-name="Source_20_Text">config.h</text:span> correctement rempli (pins, ports, noms)</text:p>
        </text:list-item>
        <text:list-item>
          <text:p text:style-name="P22"><text:span text:style-name="Source_20_Text">library.properties</text:span> ok</text:p>
        </text:list-item>
        <text:list-item>
          <text:p text:style-name="P22"><text:span text:style-name="Source_20_Text">ACTION_TABLE</text:span> contient toutes les variables utilisées</text:p>
        </text:list-item>
      </text:list>
      <text:h text:style-name="P9" text:outline-level="3">9.2 Test basique (en local)</text:h>
      <text:list text:style-name="L13">
        <text:list-item>
          <text:p text:style-name="P23">Démarrer Mega, ouvrir moniteur série du Mega.</text:p>
        </text:list-item>
        <text:list-item>
          <text:p text:style-name="P23">Envoyer message test : <text:span text:style-name="Source_20_Text">$V:Mt:*:spd:5#</text:span></text:p>
          <text:list>
            <text:list-item>
              <text:p text:style-name="P23">Vérifier que Mega écrit sur <text:span text:style-name="Source_20_Text">MOTEURS_SERIAL</text:span> : <text:span text:style-name="Source_20_Text">&lt;0,5,0&gt;</text:span> (ou similaire selon valeurs)</text:p>
            </text:list-item>
          </text:list>
        </text:list-item>
        <text:list-item>
          <text:p text:style-name="P23">Envoyer <text:span text:style-name="Source_20_Text">$V:Srv:0:pos:45#</text:span> → vérifier servo index 0 bouge à 45°</text:p>
        </text:list-item>
        <text:list-item>
          <text:p text:style-name="P23">Envoyer <text:span text:style-name="Source_20_Text">$V:Lrub:*:col:255,0,0#</text:span> → vérifier ruban change couleur</text:p>
        </text:list-item>
      </text:list>
      <text:h text:style-name="P9" text:outline-level="3">9.3 Tests Node-RED</text:h>
      <text:list text:style-name="L14">
        <text:list-item>
          <text:p text:style-name="P24">Importer variables JSON ; initialiser Node-RED pour publier messages VPIV sur le broker.</text:p>
        </text:list-item>
        <text:list-item>
          <text:p text:style-name="P24">Vérifier que les abréviations Node-RED = celles attendues par dispatchers.</text:p>
        </text:list-item>
      </text:list>
      <text:p text:style-name="P4"/>
      <text:h text:style-name="P6" text:outline-level="2"><text:soft-page-break/>10 — Points ouverts / décisions à confirmer (liste)</text:h>
      <text:list text:style-name="L15">
        <text:list-item>
          <text:p text:style-name="P25">Option A (abréviations Node-RED prises telles quelles) — validée.</text:p>
        </text:list-item>
        <text:list-item>
          <text:p text:style-name="P25">Un message = 1 propriété — validée.</text:p>
        </text:list-item>
        <text:list-item>
          <text:p text:style-name="P25">Instances = indices — validée.</text:p>
        </text:list-item>
        <text:list-item>
          <text:p text:style-name="P25">Politique d’envoi au Uno (envoyer immédiatement vs batcher) — à confirmer si tu veux batch.</text:p>
        </text:list-item>
        <text:list-item>
          <text:p text:style-name="P25">Gestion des propriétés objets (ex. tableaux pour ruban) : règle → Node-RED doit envoyer par instance ou décomposer.</text:p>
        </text:list-item>
        <text:list-item>
          <text:p text:style-name="P25">Décider d’une convention d’abréviations canonique pendant dev (proto-B) pour accélérer.</text:p>
        </text:list-item>
      </text:list>
      <text:p text:style-name="P4"/>
      <text:h text:style-name="P6" text:outline-level="2">11 — Prochaines étapes recommandées (concrètes)</text:h>
      <text:list text:style-name="L16">
        <text:list-item>
          <text:p text:style-name="P26">Je génère la <text:span text:style-name="Strong_20_Emphasis">synthèse sous forme de fichier Markdown</text:span> (<text:span text:style-name="Source_20_Text">PROJECT_RULES.md</text:span>) et l’ajoute dans la racine. (veux-tu que je le fasse ?)</text:p>
        </text:list-item>
        <text:list-item>
          <text:p text:style-name="P26">Vérifier/compléter <text:span text:style-name="Source_20_Text">config.h</text:span> avec les valeurs actuelles (je peux le nettoyer si tu veux).</text:p>
        </text:list-item>
        <text:list-item>
          <text:p text:style-name="P26">Valider si on batch ou non l’envoi vers Uno (accélération = peu modifiée → on pourrait batcher).</text:p>
        </text:list-item>
        <text:list-item>
          <text:p text:style-name="P26">Poursuivre modules par ordre : Lrub → Lring → Snr → Mic → FS.</text:p>
        </text:list-item>
        <text:list-item>
          <text:p text:style-name="P26">Tests unitaires : envoyer messages de test via Node-RED (ou moniteur série) et vérifier comportements.</text:p>
        </text:list-item>
      </text:list>
      <text:p text:style-name="P4"/>
      <text:h text:style-name="P9" text:outline-level="3">Remarque finale courte</text:h>
      <text:p text:style-name="P3">Tu es sur une très bonne base : l’architecture est modulaire, légère et évolutive. La synthèse ci-dessus reprend et formalise toutes les décisions prises dans le chat. Dis-moi si tu veux que je <text:span text:style-name="Strong_20_Emphasis">génère le fichier Markdown </text:span><text:span text:style-name="Strong_20_Emphasis"><text:span text:style-name="Source_20_Text">PROJECT_RULES.md</text:span></text:span> (prêt à coller dans ton repo) et si je dois lier/mettre à jour <text:span text:style-name="Source_20_Text">config.h</text:span>/<text:span text:style-name="Source_20_Text">config.cpp</text:span> avec les valeurs que tu m’as fournies ci-dessus.</text:p>
      <text:p text:style-name="P2"/>
      <text:p text:style-name="Title">Arduino – ENCODAGE DES DONNEES<text:line-break/></text:p>
      <text:p text:style-name="P27">16 nov 2025 – source traduc baleine des explications du fonctionnement de la nouvelle version du fichier arduino communication.cpp dont la source d’origine est chat gpt projet robotCirculationData, chat encodage des échanges.</text:p>
      <text:p text:style-name="P27"/>
      <text:h text:style-name="Heading_20_1" text:outline-level="1"><text:soft-page-break/>Communication.CPP</text:h>
      <text:p text:style-name="P27">**Explications en français du fichier communication.cpp :**<text:line-break/><text:line-break/>## **Objectif Principal**<text:line-break/>Ce fichier implémente un système de communication par messages série utilisant le format VPIV (`$Cat:VarAbbr:PropAbbr:Inst:Value#`). Il fonctionne comme un **routeur de messages** qui distribue les commandes reçues vers les modules appropriés.<text:line-break/><text:line-break/>## **Architecture Table-Driven (Pilotée par Tableau)**<text:line-break/><text:line-break/>### **Structure de Message**<text:line-break/>```cpp<text:line-break/>MessageVPIV {<text:line-break/> <text:s text:c="3"/>char cat; <text:s text:c="10"/>// Catégorie (V/I/F/E/A...)<text:line-break/> <text:s text:c="3"/>char varAbbr[8]; <text:s text:c="3"/>// Abréviation variable (ex: "ledr", "Srv")<text:line-break/> <text:s text:c="3"/>char propAbbr[8]; <text:s text:c="2"/>// Propriété à modifier<text:line-break/> <text:s text:c="3"/>char inst[8]; <text:s text:c="6"/>// Instance ou "*" pour toutes<text:line-break/> <text:s text:c="3"/>char value[...]; <text:s text:c="3"/>// Valeur à appliquer<text:line-break/>}<text:line-break/>```<text:line-break/><text:line-break/>### **Table de Dispatch (Cœur du Système)**<text:line-break/>```cpp<text:line-break/>ACTION_TABLE[] = {<text:line-break/> <text:s text:c="3"/>{ "ledr", vpiv_dispatch_leds }, <text:s text:c="4"/>// LEDs ruban -&gt; module leds<text:line-break/> <text:s text:c="3"/>{ "Srv", <text:s/>vpiv_dispatch_servos }, <text:s text:c="2"/>// Servomoteurs -&gt; module servos<text:line-break/> <text:s text:c="3"/>{ "M", <text:s text:c="3"/>vpiv_dispatch_moteurs }, <text:s/>// Moteurs -&gt; module moteurs<text:line-break/> <text:s text:c="3"/>// ... etc<text:line-break/>}<text:line-break/>```<text:line-break/><text:line-break/>**Avantages de cette approche :**<text:line-break/>- **Extensible** : Ajouter une variable = une ligne dans la table<text:line-break/>- **Modulaire** : Chaque module gère ses propres commandes<text:line-break/>- **Maintenable** : communication.cpp reste générique et simple<text:line-break/><text:line-break/>## **Flux de Traitement**<text:line-break/><text:line-break/>1. **Réception Série** : Accumule les caractères jusqu'au `#` final<text:line-break/>2. **Parsing** : Découpe le message VPIV en composants<text:line-break/>3. **Dispatch** : Cherche le handler correspondant dans ACTION_TABLE<text:line-break/>4. **Exécution** : Appelle la fonction du module concerné<text:line-break/>5. **Gestion d'Erreurs** : Signale les problèmes via emergency.h<text:line-break/><text:line-break/>## **Fonctions Clés**<text:line-break/><text:line-break/>- `processIncomingSerial()` : Point d'entrée principal (à appeler dans `loop()`)<text:line-break/>- `parseVPIVString()` : Analyse la syntaxe VPIV<text:line-break/>- `dispatchVPIV()` : Route le message vers le bon module<text:line-break/>- `sendAck()` : Envoie un accusé de réception<text:line-break/><text:line-break/><text:soft-page-break/>## **Intégration des Modules**<text:line-break/><text:line-break/>Chaque module (leds, servos, moteurs, etc.) doit fournir une fonction :<text:line-break/>```cpp<text:line-break/>bool vpiv_dispatch_nomModule(const char* prop, const char* inst, const char* value);<text:line-break/>```<text:line-break/><text:line-break/>Cette fonction retourne `true` si elle a traité le message, `false` sinon.<text:line-break/><text:line-break/>## **Gestion des Erreurs**<text:line-break/>- **Buffer overflow** : Tampon série saturé<text:line-break/>- **Parse error** : Message VPIV mal formé<text:line-break/>- **No handler** : Aucun module pour cette variable<text:line-break/>- **Handler unable** : Module trouvé mais échec du traitement<text:line-break/><text:line-break/>## **Optimisations Embarquées**<text:line-break/>- Buffers de taille fixe (pas d'allocation dynamique)<text:line-break/>- Opérations string légères<text:line-break/>- Code minimaliste pour microcontrôleurs<text:line-break/><text:line-break/>Ce système permet une communication robuste et extensible entre le contrôleur principal et tous les périphériques du robot.<text:line-break/><text:line-break/>Autres explications : <text:line-break/><text:span text:style-name="Strong_20_Emphasis">Fonction parseVPIVString</text:span></text:p>
      <text:p text:style-name="P28"><text:span text:style-name="Source_20_Text">parseVPIVString</text:span> utilise <text:span text:style-name="Source_20_Text">sscanf</text:span> avec des <text:span text:style-name="Strong_20_Emphasis">longueurs de champs strictes</text:span> pour éviter les débordements de buffer (buffer overflows).</text:p>
      <text:h text:style-name="P29" text:outline-level="2"><text:span text:style-name="Strong_20_Emphasis">Table d'Actions (ACTION_TABLE)</text:span></text:h>
      <text:p text:style-name="P28">La <text:span text:style-name="Source_20_Text">ACTION_TABLE</text:span> contient des paires <text:span text:style-name="Source_20_Text">{ abbr, handler }</text:span>.<text:line-break/><text:span text:style-name="Strong_20_Emphasis">Pour ajouter une variable :</text:span></text:p>
      <text:list text:style-name="L17">
        <text:list-item>
          <text:p text:style-name="P30">Ajoutez une entrée dans le handler</text:p>
        </text:list-item>
        <text:list-item>
          <text:p text:style-name="P30">Implémentez la fonction <text:span text:style-name="Source_20_Text">vpiv_dispatch_xxx</text:span> dans le module correspondant</text:p>
        </text:list-item>
      </text:list>
      <text:h text:style-name="P29" text:outline-level="2"><text:span text:style-name="Strong_20_Emphasis">Intégration des Modules</text:span></text:h>
      <text:p text:style-name="P28">Chaque module (leds, servos, moteurs…) doit exposer une fonction <text:span text:style-name="Source_20_Text">vpiv_dispatch_*</text:span> qui accepte les paramètres <text:span text:style-name="Source_20_Text">(prop, inst, value)</text:span> et retourne <text:span text:style-name="Source_20_Text">true</text:span> lorsque le message est traité avec succès.</text:p>
      <text:h text:style-name="P29" text:outline-level="2"><text:span text:style-name="Strong_20_Emphasis">Gestion des Valeurs Complexes</text:span></text:h>
      <text:p text:style-name="P28">Pour les valeurs de type objet/tableau (JSON) :</text:p>
      <text:list text:style-name="L18">
        <text:list-item>
          <text:p text:style-name="P31"><text:span text:style-name="Strong_20_Emphasis">Node-RED devrait éviter d'envoyer de gros JSON</text:span></text:p>
        </text:list-item>
        <text:list-item>
          <text:p text:style-name="P31">Si nécessaire, Node-RED les divisera en messages <text:span text:style-name="Source_20_Text">$V</text:span> atomiques (voir l'utilisation de <text:span text:style-name="Source_20_Text">encodeVPIV</text:span> dans Node-RED)</text:p>
        </text:list-item>
      </text:list>
      <text:h text:style-name="P29" text:outline-level="2"><text:soft-page-break/><text:span text:style-name="Strong_20_Emphasis">Fonction sendAck</text:span></text:h>
      <text:p text:style-name="P28"><text:span text:style-name="Source_20_Text">sendAck()</text:span> est une fonction utilitaire pour répondre avec des messages de type <text:span text:style-name="Source_20_Text">$I:Reponse:...#</text:span> (messages d'accusé de réception ou de statut).</text:p>
      <text:p text:style-name="P27">*********************************<text:line-break/>Récapitulatif rapide &amp; rappel</text:p>
      <text:list text:style-name="L19">
        <text:list-item>
          <text:p text:style-name="P32">Nous utilisons le protocole compact <text:span text:style-name="Source_20_Text">$&lt;cat&gt;:&lt;var&gt;:&lt;prop&gt;:&lt;inst&gt;:&lt;val&gt;#</text:span> partout.</text:p>
        </text:list-item>
        <text:list-item>
          <text:p text:style-name="P32"><text:span text:style-name="Source_20_Text">array</text:span> et <text:span text:style-name="Source_20_Text">object</text:span> sont autorisés dans <text:span text:style-name="Source_20_Text">typeP</text:span>, <text:span text:style-name="Strong_20_Emphasis">mais Node-RED doit décomposer</text:span> avant d’envoyer à Arduino (Arduino receives scalars).</text:p>
        </text:list-item>
        <text:list-item>
          <text:p text:style-name="P32">Le <text:span text:style-name="Source_20_Text">communication.cpp</text:span> que je fournis suit le modèle C (table-driven) — <text:span text:style-name="Strong_20_Emphasis">ajout d’une variable = 1 ligne</text:span> + éventuel module <text:span text:style-name="Source_20_Text">vpiv_dispatch_*</text:span> si nouveau module.</text:p>
        </text:list-item>
      </text:list>
      <text:p text:style-name="P33">***************************</text:p>
      <text:h text:style-name="Heading_20_1" text:outline-level="1">Explication de ligne code Arduino</text:h>
      <text:p text:style-name="P34">**Explication de la ligne de code :**<text:line-break/><text:line-break/>```cpp<text:line-break/>namespace lrub {<text:line-break/> <text:s text:c="3"/>void dispatch(const char* prop, const VPIVInstanceList&amp; inst, const VPIVValueList&amp; val);<text:line-break/>}<text:line-break/>```<text:line-break/><text:line-break/>## **Décomposition :**<text:line-break/><text:line-break/>1. **`namespace lrub { ... }`**<text:line-break/> <text:s text:c="2"/>- Crée un **espace de noms** appelé `lrub`<text:line-break/> <text:s text:c="2"/>- Permet d'organiser le code et d'éviter les conflits de noms<text:line-break/> <text:s text:c="2"/>- Toutes les fonctions/classes à l'intérieur appartiennent au namespace `lrub`<text:line-break/><text:line-break/>2. **`void dispatch(...)`**<text:line-break/> <text:s text:c="2"/>- Déclare une fonction nommée `dispatch`<text:line-break/> <text:s text:c="2"/>- Elle ne retourne aucune valeur (`void`)<text:line-break/> <text:s text:c="2"/>- C'est probablement le point d'entrée pour traiter les messages VPIV<text:line-break/><text:line-break/>3. **Paramètres de la fonction :**<text:line-break/> <text:s text:c="2"/>- **`const char* prop`** : Chaîne constante représentant la propriété à modifier<text:line-break/> <text:s text:c="2"/>- **`const VPIVInstanceList&amp; inst`** : Référence constante à une liste d'instances (probablement un tableau ou vecteur)<text:line-break/> <text:s text:c="2"/>- **`const VPIVValueList&amp; val`** : Référence constante à une liste de valeurs correspondantes<text:line-break/><text:line-break/>## **Contexte probable :**<text:line-break/>Cette fonction semble être un **handler de messages VPIV** pour le module "lrub" (probablement "LED Ruban") qui :<text:line-break/>- Reçoit une propriété à modifier<text:line-break/>- Peut traiter **plusieurs instances** simultanément (d'où les listes)<text:line-break/>- Peut appliquer **plusieurs valeurs** correspondantes<text:line-break/><text:line-break/><text:soft-page-break/>## **Usage typique :**<text:line-break/>```cpp<text:line-break/>// Exemple d'appel<text:line-break/>VPIVInstanceList instances = {1, 2, 3}; <text:s/>// LEDs 1, 2 et 3<text:line-break/>VPIVValueList values = {255, 128, 64}; <text:s text:c="2"/>// Valeurs correspondantes<text:line-break/>lrub::dispatch("couleur", instances, values);<text:line-break/>```<text:line-break/><text:line-break/>C'est une approche plus avancée qui permet de contrôler plusieurs éléments en un seul message.<text:line-break/>## **L'analogie de la boîte est parfaite :**<text:line-break/><text:line-break/>```cpp<text:line-break/>namespace lrub {<text:line-break/> <text:s text:c="3"/>// Tout ce qui est ici est "dans la boîte lrub"<text:line-break/> <text:s text:c="3"/>void dispatch(...); <text:s text:c="4"/>// ✅ Visible comme "lrub::dispatch"<text:line-break/> <text:s text:c="3"/>int ledCount; <text:s text:c="10"/>// ✅ Visible comme "lrub::ledCount"<text:line-break/>}<text:line-break/><text:line-break/>// En dehors de la boîte :<text:line-break/>void dispatch(...); <text:s text:c="8"/>// ✅ Une autre fonction, pas de conflit !<text:line-break/>```<text:line-break/><text:line-break/>## **Comment utiliser cette "boîte" :**<text:line-break/><text:line-break/>```cpp<text:line-break/>// DEPUIS L'EXTÉRIEUR de la boîte :<text:line-break/>lrub::dispatch("couleur", instances, valeurs); <text:s/>// ✅ J'utilise la version "lrub"<text:line-break/><text:line-break/>dispatch("autre chose"); <text:s/>// ✅ J'utilise la version globale (une autre boîte)<text:line-break/><text:line-break/>// ⚠️ Ceci ne marcherait PAS :<text:line-break/>// dispatch("couleur", instances, valeurs); <text:s/>// Erreur : laquelle appeler ?<text:line-break/>```<text:line-break/><text:line-break/>## **Avantages de cette organisation :**<text:line-break/><text:line-break/>1. **Évite les collisions** : Peux avoir `lrub::dispatch()` et `servos::dispatch()`<text:line-break/>2. **Clarté** : Savoir directement à quel module une fonction appartient<text:line-break/>3. **Modularité** : Chaque "boîte" est autonome<text:line-break/><text:line-break/>**Ton intuition était excellente** - c'est bien une boîte qui isole son contenu du reste du programme ! 🎯</text:p>
      <text:p text:style-name="P34"/>
      <text:p text:style-name="P34"/>
      <text:h text:style-name="Heading_20_1" text:outline-level="1">*****************<text:line-break/>Parser avec sscanf : </text:h>
      <text:p text:style-name="Text_20_body">// Au moins 5 parties nécessaires : cat, var, prop, inst, value (nous avons séparé par jusqu'à 4 deux-points)<text:line-break/>// Mais parce qu'au-dessus nous avons modifié le buffer en place, reconstruire soigneusement :<text:line-break/><text:soft-page-break/>// Pour rester simple et robuste, utiliser sscanf avec un motif fixe :<text:line-break/>// format : $%c:%7[^:]:%7[^:]:%7[^:]:%127[^#]#</text:p>
      <text:p text:style-name="P35">// Pour rester simple et robuste, utiliser sscanf avec un motif fixe :</text:p>
      <text:p text:style-name="P35">// format : $%c:%7[^:]:%7[^:]:%7[^:]:%127[^#]#</text:p>
      <text:p text:style-name="Text_20_body"><text:span text:style-name="Strong_20_Emphasis">Explication du format sscanf :</text:span></text:p>
      <text:list text:style-name="L20">
        <text:list-item>
          <text:p text:style-name="P36"><text:span text:style-name="Source_20_Text">%c</text:span> : un caractère (catégorie)</text:p>
        </text:list-item>
        <text:list-item>
          <text:p text:style-name="P36"><text:span text:style-name="Source_20_Text">%7[^:]</text:span> : jusqu'à 7 caractères qui ne sont pas <text:span text:style-name="Source_20_Text">:</text:span> (pour éviter les débordements)</text:p>
        </text:list-item>
        <text:list-item>
          <text:p text:style-name="P36"><text:span text:style-name="Source_20_Text">%127[^#]</text:span> : jusqu'à 127 caractères jusqu'au <text:span text:style-name="Source_20_Text">#</text:span> final</text:p>
        </text:list-item>
        <text:list-item>
          <text:p text:style-name="P36">Les <text:span text:style-name="Source_20_Text">:</text:span> dans le format correspondent aux séparateurs dans la chaîne</text:p>
        </text:list-item>
      </text:list>
      <text:p text:style-name="P37">***********************</text:p>
      <text:h text:style-name="Heading_20_1" text:outline-level="1">Arborescense arduino New</text:h>
      <text:p text:style-name="Text_20_body">Parfait : excellent réflexe de créer <text:span text:style-name="Strong_20_Emphasis">RZlibrairiesPersoNew</text:span> pour éviter tout mélange.<text:line-break/>Je vais te proposer <text:span text:style-name="Strong_20_Emphasis">l’arborescence idéale</text:span>, propre, modulaire, conforme aux bonnes pratiques Arduino et parfaitement adaptée à ton architecture <text:span text:style-name="Emphasis">Option C (dispatch par table)</text:span>.</text:p>
      <text:p text:style-name="Text_20_body">Cette structure est pensée pour :</text:p>
      <text:list text:style-name="L21">
        <text:list-item>
          <text:p text:style-name="P38">Séparer proprement <text:span text:style-name="Strong_20_Emphasis">le protocole VPIV</text:span></text:p>
        </text:list-item>
        <text:list-item>
          <text:p text:style-name="P38">Séparer les modules par <text:span text:style-name="Strong_20_Emphasis">capteur/actionneur</text:span></text:p>
        </text:list-item>
        <text:list-item>
          <text:p text:style-name="P38">Fournir un emplacement dédié pour <text:span text:style-name="Strong_20_Emphasis">les drivers matériels</text:span></text:p>
        </text:list-item>
        <text:list-item>
          <text:p text:style-name="P38">Garder ton <text:span text:style-name="Source_20_Text">.ino</text:span> lisible, avec un seul <text:span text:style-name="Source_20_Text">#include &lt;RZlibrairiesPersoNew.h&gt;</text:span></text:p>
        </text:list-item>
      </text:list>
      <text:p text:style-name="P39"/>
      <text:h text:style-name="P40" text:outline-level="1">📁 <text:span text:style-name="Strong_20_Emphasis">Arborescence recommandée pour RZlibrairiesPersoNew</text:span></text:h>
      <text:p text:style-name="Text_20_body">Voici l’arborescence complète que je te recommande :</text:p>
      <text:p text:style-name="P35"><text:span text:style-name="Source_20_Text">RZlibrairiesPersoNew/</text:span></text:p>
      <text:p text:style-name="P35"><text:span text:style-name="Source_20_Text">│</text:span></text:p>
      <text:p text:style-name="P35"><text:span text:style-name="Source_20_Text">├── library.properties</text:span></text:p>
      <text:p text:style-name="P35"><text:span text:style-name="Source_20_Text">├── README.md <text:s text:c="14"/>(optionnel mais très conseillé)</text:span></text:p>
      <text:p text:style-name="P35"><text:span text:style-name="Source_20_Text">├── RZlibrairiesPersoNew.h <text:s/>(header principal)</text:span></text:p>
      <text:p text:style-name="P35"><text:span text:style-name="Source_20_Text">│</text:span></text:p>
      <text:p text:style-name="P35"><text:span text:style-name="Source_20_Text">└── src/</text:span></text:p>
      <text:p text:style-name="P35"><text:span text:style-name="Source_20_Text"><text:s text:c="4"/>├── RZlibrairiesPersoNew.cpp <text:s text:c="2"/>(si tu veux une initialisation générale)</text:span></text:p>
      <text:p text:style-name="P35"><text:span text:style-name="Source_20_Text"><text:s text:c="4"/>│</text:span></text:p>
      <text:p text:style-name="P35"><text:span text:style-name="Source_20_Text"><text:s text:c="4"/>├── communication/</text:span></text:p>
      <text:p text:style-name="P35"><text:soft-page-break/><text:span text:style-name="Source_20_Text"><text:s text:c="4"/>│ <text:s text:c="2"/>├── communication.h</text:span></text:p>
      <text:p text:style-name="P35"><text:span text:style-name="Source_20_Text"><text:s text:c="4"/>│ <text:s text:c="2"/>├── communication.cpp</text:span></text:p>
      <text:p text:style-name="P35"><text:span text:style-name="Source_20_Text"><text:s text:c="4"/>│ <text:s text:c="2"/>├── vpiv_dispatch.h</text:span></text:p>
      <text:p text:style-name="P35"><text:span text:style-name="Source_20_Text"><text:s text:c="4"/>│ <text:s text:c="2"/>├── vpiv_utils.h</text:span></text:p>
      <text:p text:style-name="P35"><text:span text:style-name="Source_20_Text"><text:s text:c="4"/>│ <text:s text:c="2"/>├── vpiv_utils.cpp</text:span></text:p>
      <text:p text:style-name="P35"><text:span text:style-name="Source_20_Text"><text:s text:c="4"/>│ <text:s text:c="2"/>├── vpiv_dispatch_lrub.cpp</text:span></text:p>
      <text:p text:style-name="P35"><text:span text:style-name="Source_20_Text"><text:s text:c="4"/>│ <text:s text:c="2"/>├── vpiv_dispatch_ledr.cpp</text:span></text:p>
      <text:p text:style-name="P35"><text:span text:style-name="Source_20_Text"><text:s text:c="4"/>│ <text:s text:c="2"/>├── vpiv_dispatch_Srv.cpp</text:span></text:p>
      <text:p text:style-name="P35"><text:span text:style-name="Source_20_Text"><text:s text:c="4"/>│ <text:s text:c="2"/>├── vpiv_dispatch_Mt.cpp</text:span></text:p>
      <text:p text:style-name="P35"><text:span text:style-name="Source_20_Text"><text:s text:c="4"/>│ <text:s text:c="2"/>├── vpiv_dispatch_US.cpp</text:span></text:p>
      <text:p text:style-name="P35"><text:span text:style-name="Source_20_Text"><text:s text:c="4"/>│ <text:s text:c="2"/>├── vpiv_dispatch_Mic.cpp</text:span></text:p>
      <text:p text:style-name="P35"><text:span text:style-name="Source_20_Text"><text:s text:c="4"/>│ <text:s text:c="2"/>├── vpiv_dispatch_ST.cpp</text:span></text:p>
      <text:p text:style-name="P35"><text:span text:style-name="Source_20_Text"><text:s text:c="4"/>│ <text:s text:c="2"/>├── vpiv_dispatch_Odo.cpp</text:span></text:p>
      <text:p text:style-name="P35"><text:span text:style-name="Source_20_Text"><text:s text:c="4"/>│ <text:s text:c="2"/>├── vpiv_dispatch_IR.cpp</text:span></text:p>
      <text:p text:style-name="P35"><text:span text:style-name="Source_20_Text"><text:s text:c="4"/>│ <text:s text:c="2"/>├── vpiv_dispatch_FS.cpp</text:span></text:p>
      <text:p text:style-name="P35"><text:span text:style-name="Source_20_Text"><text:s text:c="4"/>│ <text:s text:c="2"/>├── vpiv_dispatch_UProf.cpp</text:span></text:p>
      <text:p text:style-name="P35"><text:span text:style-name="Source_20_Text"><text:s text:c="4"/>│ <text:s text:c="2"/>└── vpiv_dispatch_SCfg.cpp</text:span></text:p>
      <text:p text:style-name="P35"><text:span text:style-name="Source_20_Text"><text:s text:c="4"/>│</text:span></text:p>
      <text:p text:style-name="P35"><text:span text:style-name="Source_20_Text"><text:s text:c="4"/>├── hardware/</text:span></text:p>
      <text:p text:style-name="P35"><text:span text:style-name="Source_20_Text"><text:s text:c="4"/>│ <text:s text:c="2"/>├── lrub_hardware.h</text:span></text:p>
      <text:p text:style-name="P35"><text:span text:style-name="Source_20_Text"><text:s text:c="4"/>│ <text:s text:c="2"/>├── ledr_hardware.h</text:span></text:p>
      <text:p text:style-name="P35"><text:span text:style-name="Source_20_Text"><text:s text:c="4"/>│ <text:s text:c="2"/>├── servos_hardware.h</text:span></text:p>
      <text:p text:style-name="P35"><text:span text:style-name="Source_20_Text"><text:s text:c="4"/>│ <text:s text:c="2"/>├── motors_hardware.h</text:span></text:p>
      <text:p text:style-name="P35"><text:span text:style-name="Source_20_Text"><text:s text:c="4"/>│ <text:s text:c="2"/>├── ultrasonic_hardware.h</text:span></text:p>
      <text:p text:style-name="P35"><text:span text:style-name="Source_20_Text"><text:s text:c="4"/>│ <text:s text:c="2"/>├── microphone_hardware.h</text:span></text:p>
      <text:p text:style-name="P35"><text:span text:style-name="Source_20_Text"><text:s text:c="4"/>│ <text:s text:c="2"/>├── system_hardware.h</text:span></text:p>
      <text:p text:style-name="P35"><text:span text:style-name="Source_20_Text"><text:s text:c="4"/>│ <text:s text:c="2"/>├── odometry_hardware.h</text:span></text:p>
      <text:p text:style-name="P35"><text:span text:style-name="Source_20_Text"><text:s text:c="4"/>│ <text:s text:c="2"/>├── ir_hardware.h</text:span></text:p>
      <text:p text:style-name="P35"><text:span text:style-name="Source_20_Text"><text:s text:c="4"/>│ <text:s text:c="2"/>├── force_hardware.h</text:span></text:p>
      <text:p text:style-name="P35"><text:span text:style-name="Source_20_Text"><text:s text:c="4"/>│ <text:s text:c="2"/>├── userprofile_hardware.h</text:span></text:p>
      <text:p text:style-name="P35"><text:span text:style-name="Source_20_Text"><text:s text:c="4"/>│ <text:s text:c="2"/>└── config_hardware.h</text:span></text:p>
      <text:p text:style-name="P35"><text:span text:style-name="Source_20_Text"><text:s text:c="4"/>│</text:span></text:p>
      <text:p text:style-name="P35"><text:span text:style-name="Source_20_Text"><text:s text:c="4"/>├── actuators/</text:span></text:p>
      <text:p text:style-name="P35"><text:span text:style-name="Source_20_Text"><text:s text:c="4"/>│ <text:s text:c="2"/>├── lrub.cpp</text:span></text:p>
      <text:p text:style-name="P35"><text:span text:style-name="Source_20_Text"><text:s text:c="4"/>│ <text:s text:c="2"/>├── ledr.cpp</text:span></text:p>
      <text:p text:style-name="P35"><text:span text:style-name="Source_20_Text"><text:s text:c="4"/>│ <text:s text:c="2"/>├── servos.cpp</text:span></text:p>
      <text:p text:style-name="P35"><text:soft-page-break/><text:span text:style-name="Source_20_Text"><text:s text:c="4"/>│ <text:s text:c="2"/>├── motors.cpp</text:span></text:p>
      <text:p text:style-name="P35"><text:span text:style-name="Source_20_Text"><text:s text:c="4"/>│ <text:s text:c="2"/>└── system.cpp</text:span></text:p>
      <text:p text:style-name="P35"><text:span text:style-name="Source_20_Text"><text:s text:c="4"/>│</text:span></text:p>
      <text:p text:style-name="P35"><text:span text:style-name="Source_20_Text"><text:s text:c="4"/>├── sensors/</text:span></text:p>
      <text:p text:style-name="P35"><text:span text:style-name="Source_20_Text"><text:s text:c="8"/>├── ultrasonic.cpp</text:span></text:p>
      <text:p text:style-name="P35"><text:span text:style-name="Source_20_Text"><text:s text:c="8"/>├── microphone.cpp</text:span></text:p>
      <text:p text:style-name="P35"><text:span text:style-name="Source_20_Text"><text:s text:c="8"/>├── ir.cpp</text:span></text:p>
      <text:p text:style-name="P35"><text:span text:style-name="Source_20_Text"><text:s text:c="8"/>├── force.cpp</text:span></text:p>
      <text:p text:style-name="P35"><text:span text:style-name="Source_20_Text"><text:s text:c="8"/>└── odometry.cpp</text:span></text:p>
      <text:p text:style-name="P35"><text:span text:style-name="Source_20_Text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text:span text:style-name="Source_20_Text">library.properties</text:span></text:p>
          </table:table-cell>
          <table:table-cell table:style-name="Tableau2.A1" office:value-type="string">
            <text:p text:style-name="Table_20_Contents">Déclare ta librairie pour l’IDE Arduino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text:span text:style-name="Source_20_Text">RZlibrairiesPersoNew.h</text:span></text:p>
          </table:table-cell>
          <table:table-cell table:style-name="Tableau3.A1" office:value-type="string">
            <text:p text:style-name="Table_20_Contents"><text:span text:style-name="Emphasis">Point d’entrée unique</text:span> que tu incluras dans le .ino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span text:style-name="Source_20_Text">README.md</text:span></text:p>
          </table:table-cell>
        </table:table-row>
      </table:table>
      <text:p text:style-name="P35"><text:span text:style-name="Source_20_Text"><text:span text:style-name="T1"/></text:span></text:p>
      <text:p text:style-name="P35"><text:span text:style-name="Source_20_Text"/></text:p>
      <text:p text:style-name="P39"/>
      <text:h text:style-name="P40" text:outline-level="1">🟦 <text:span text:style-name="Strong_20_Emphasis">Explication de l’arborescence</text:span></text:h>
      <text:h text:style-name="P41" text:outline-level="2">1️⃣ Racine du projet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Fichier</text:p>
            </table:table-cell>
            <table:table-cell table:style-name="Tableau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library.properties</text:span></text:p>
          </table:table-cell>
          <table:table-cell table:style-name="Tableau1.A1" office:value-type="string">
            <text:p text:style-name="Table_20_Contents">Déclare ta librairie pour l’IDE Arduino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RZlibrairiesPersoNew.h</text:span></text:p>
          </table:table-cell>
          <table:table-cell table:style-name="Tableau1.A1" office:value-type="string">
            <text:p text:style-name="Table_20_Contents"><text:span text:style-name="Emphasis">Point d’entrée unique</text:span> que tu incluras dans le .ino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README.md</text:span></text:p>
          </table:table-cell>
          <table:table-cell table:style-name="Tableau1.A1" office:value-type="string">
            <text:p text:style-name="Table_20_Contents">Pour expliquer l’architecture et les modules</text:p>
          </table:table-cell>
        </table:table-row>
      </table:table>
      <text:p text:style-name="P39"/>
      <text:h text:style-name="P41" text:outline-level="2">2️⃣ Répertoire <text:span text:style-name="Source_20_Text">src/communication/</text:span></text:h>
      <text:p text:style-name="Text_20_body">Contient <text:span text:style-name="Strong_20_Emphasis">tout ce qui touche au protocole VPIV</text:span> :</text:p>
      <text:list text:style-name="L22">
        <text:list-item>
          <text:p text:style-name="P42"><text:span text:style-name="Source_20_Text">communication.cpp/.h</text:span></text:p>
          <text:list>
            <text:list-item>
              <text:p text:style-name="P42">réception USB</text:p>
            </text:list-item>
            <text:list-item>
              <text:p text:style-name="P42">découpage des messages</text:p>
            </text:list-item>
            <text:list-item>
              <text:p text:style-name="P42">identification catégorie / variable / prop / instance / value</text:p>
            </text:list-item>
            <text:list-item>
              <text:p text:style-name="P42"><text:span text:style-name="Source_20_Text">ACTION_TABLE</text:span> (mapping variable → module::dispatch)</text:p>
            </text:list-item>
          </text:list>
        </text:list-item>
        <text:list-item>
          <text:p text:style-name="P42"><text:span text:style-name="Source_20_Text">vpiv_dispatch.h</text:span></text:p>
          <text:list>
            <text:list-item>
              <text:p text:style-name="P42">déclare tous les modules dispatch</text:p>
            </text:list-item>
          </text:list>
        </text:list-item>
        <text:list-item>
          <text:p text:style-name="P42"><text:span text:style-name="Source_20_Text">vpiv_utils.(h|cpp)</text:span></text:p>
          <text:list>
            <text:list-item>
              <text:p text:style-name="P42">parse tableaux (<text:span text:style-name="Source_20_Text">[1,2]</text:span>)</text:p>
            </text:list-item>
            <text:list-item>
              <text:p text:style-name="P42">parse rgb</text:p>
            </text:list-item>
            <text:list-item>
              <text:p text:style-name="P42"><text:soft-page-break/>parse entier</text:p>
            </text:list-item>
            <text:list-item>
              <text:p text:style-name="P42">parse instance <text:span text:style-name="Source_20_Text">*</text:span></text:p>
            </text:list-item>
          </text:list>
        </text:list-item>
        <text:list-item>
          <text:p text:style-name="P42"><text:span text:style-name="Source_20_Text">vpiv_dispatch_&lt;module&gt;.cpp</text:span></text:p>
          <text:list>
            <text:list-item>
              <text:p text:style-name="P42">un fichier par variable (lrub, ledr, Srv, Mt, etc.)</text:p>
            </text:list-item>
            <text:list-item>
              <text:p text:style-name="P42">contient <text:span text:style-name="Emphasis">la logique de traitement</text:span> des commandes VPIV</text:p>
            </text:list-item>
          </text:list>
        </text:list-item>
      </text:list>
      <text:p text:style-name="P39"/>
      <text:h text:style-name="P41" text:outline-level="2">3️⃣ Répertoire <text:span text:style-name="Source_20_Text">src/hardware/</text:span></text:h>
      <text:p text:style-name="Text_20_body">Ce sont <text:span text:style-name="Strong_20_Emphasis">les drivers matériels</text:span>, séparés du protocole VPIV.</text:p>
      <text:p text:style-name="Text_20_body">Chaque fichier :</text:p>
      <text:list text:style-name="L23">
        <text:list-item>
          <text:p text:style-name="P43">déclare les fonctions hardware, ex :</text:p>
        </text:list-item>
      </text:list>
      <text:p text:style-name="P35"><text:span text:style-name="Source_20_Text">void lrub_setPixelColor(int idx, int r, int g, int b);</text:span></text:p>
      <text:p text:style-name="P35"><text:span text:style-name="Source_20_Text">void lrub_setActive(int idx, bool on);</text:span></text:p>
      <text:p text:style-name="P35"><text:span text:style-name="Source_20_Text">void lrub_fillColor(int r, int g, int b);</text:span></text:p>
      <text:p text:style-name="Text_20_body">👉 Cela te permet de remplacer une techno (ex : passer d’un strip WS2812 à un APA102) <text:span text:style-name="Strong_20_Emphasis">sans changer VPIV</text:span> ni ton programme principal.</text:p>
      <text:p text:style-name="P39"/>
      <text:h text:style-name="P41" text:outline-level="2">4️⃣ Répertoire <text:span text:style-name="Source_20_Text">src/actuators/</text:span></text:h>
      <text:p text:style-name="Text_20_body">Contient le code <text:span text:style-name="Emphasis">complet</text:span> des actionneurs :</text:p>
      <text:list text:style-name="L24">
        <text:list-item>
          <text:p text:style-name="P44">Ruban</text:p>
        </text:list-item>
        <text:list-item>
          <text:p text:style-name="P44">Ring</text:p>
        </text:list-item>
        <text:list-item>
          <text:p text:style-name="P44">Servos</text:p>
        </text:list-item>
        <text:list-item>
          <text:p text:style-name="P44">Moteurs</text:p>
        </text:list-item>
        <text:list-item>
          <text:p text:style-name="P44">Système</text:p>
        </text:list-item>
      </text:list>
      <text:p text:style-name="Text_20_body">💡 Ce code utilise les drivers dans <text:span text:style-name="Source_20_Text">/hardware/</text:span>.</text:p>
      <text:p text:style-name="P39"/>
      <text:h text:style-name="P41" text:outline-level="2">5️⃣ Répertoire <text:span text:style-name="Source_20_Text">src/sensors/</text:span></text:h>
      <text:p text:style-name="Text_20_body">Idem mais pour les capteurs :</text:p>
      <text:list text:style-name="L25">
        <text:list-item>
          <text:p text:style-name="P45">ultrason</text:p>
        </text:list-item>
        <text:list-item>
          <text:p text:style-name="P45">microphone</text:p>
        </text:list-item>
        <text:list-item>
          <text:p text:style-name="P45">IR</text:p>
        </text:list-item>
        <text:list-item>
          <text:p text:style-name="P45">force sensor</text:p>
        </text:list-item>
        <text:list-item>
          <text:p text:style-name="P45">odometry</text:p>
        </text:list-item>
      </text:list>
      <text:p text:style-name="Text_20_body"><text:soft-page-break/>Ces fichiers :</text:p>
      <text:list text:style-name="L26">
        <text:list-item>
          <text:p text:style-name="P46">font les mesures</text:p>
        </text:list-item>
        <text:list-item>
          <text:p text:style-name="P46">publient dans ton protocole <text:span text:style-name="Source_20_Text">$I:...#</text:span> (info)</text:p>
        </text:list-item>
        <text:list-item>
          <text:p text:style-name="P46">contiennent/testent les triggers d’urgence si nécessaire</text:p>
        </text:list-item>
      </text:list>
      <text:p text:style-name="P39"/>
      <text:h text:style-name="P40" text:outline-level="1">🟢 Résultat final</text:h>
      <text:p text:style-name="Text_20_body">Tu obtiens :</text:p>
      <text:p text:style-name="Text_20_body">✔ Une librairie <text:span text:style-name="Strong_20_Emphasis">ultra propre</text:span><text:line-break/>✔ Une structure <text:span text:style-name="Strong_20_Emphasis">très claire</text:span><text:line-break/>✔ Modules <text:span text:style-name="Strong_20_Emphasis">séparés</text:span> pour éviter les conflits<text:line-break/>✔ Protocoles, drivers, actionneurs, capteurs <text:span text:style-name="Strong_20_Emphasis">bien séparés</text:span><text:line-break/>✔ Facile à maintenir<text:line-break/>✔ Facile à faire évoluer<text:line-break/>✔ Parfait pour l’option C (dispatcheur par table statique)</text:p>
      <text:p text:style-name="P39"/>
      <text:h text:style-name="P40" text:outline-level="1">📌 Et maintenant ?</text:h>
      <text:p text:style-name="Text_20_body">Je suis prêt à :</text:p>
      <text:h text:style-name="P47" text:outline-level="3">👉 Te générer <text:span text:style-name="Strong_20_Emphasis">tous les fichiers vides</text:span> (arborescence + headers + cpp)</text:h>
      <text:p text:style-name="Text_20_body">Pour que tu puisses directement les coller dans ton dossier.</text:p>
      <text:p text:style-name="Text_20_body">OU</text:p>
      <text:h text:style-name="P47" text:outline-level="3">👉 Te fournir un <text:span text:style-name="Strong_20_Emphasis">ZIP complet généré automatiquement</text:span></text:h>
      <text:p text:style-name="Text_20_body">Avec toute l’arborescence prête.</text:p>
      <text:p text:style-name="Text_20_body">OU</text:p>
      <text:h text:style-name="P47" text:outline-level="3">👉 Continuer avec <text:span text:style-name="Source_20_Text">communication.cpp</text:span> (version finale table-driven + clean + comments FR)</text:h>
      <text:p text:style-name="Text_20_body">Dis-moi simplement :</text:p>
      <text:h text:style-name="P40" text:outline-level="1">➤ <text:span text:style-name="Strong_20_Emphasis">Souhaites-tu que je te génère le ZIP complet de la librairie ?</text:span></text:h>
      <text:p text:style-name="Text_20_body">(avec tous les fichiers déjà en place, prêts à remplir)</text:p>
      <text:p text:style-name="P48">***************************</text:p>
      <text:h text:style-name="P49" text:outline-level="1"><text:soft-page-break/>Fichier <text:span text:style-name="T2">vpiv_dispatch_US.cpp</text:span></text:h>
      <text:h text:style-name="P49" text:outline-level="1"><text:s/>Exemple expliqué</text:h>
      <text:p text:style-name="P50">**Explication détaillée ligne par ligne :**<text:line-break/><text:line-break/>```cpp<text:line-break/>// vpiv_dispatch_US.cpp<text:line-break/>// Dispatch pour capteurs ultrasoniques.<text:line-break/>// Instances : AvG, AvC, AvD, ArD, ArC, ArG, StC, StD, StG<text:line-break/>```<text:line-break/>- **Fichier** : `vpiv_dispatch_US.cpp` - fichier de dispatch pour les ultrasons<text:line-break/>- **Rôle** : Gère les messages VPIV pour les capteurs à ultrasons<text:line-break/>- **Instances supportées** : 9 positions différentes (Avant Gauche/Centre/Droit, Arrière, etc.)<text:line-break/><text:line-break/>---<text:line-break/><text:line-break/>```cpp<text:line-break/>#include "vpiv_dispatch.h"<text:line-break/>#include "ultrasonic_hardware.h"<text:line-break/>#include &lt;string.h&gt;<text:line-break/>```<text:line-break/>- **Inclusions** :<text:line-break/> <text:s/>- `vpiv_dispatch.h` : interface standard pour les handlers VPIV<text:line-break/> <text:s/>- `ultrasonic_hardware.h` : fonctions matérielles spécifiques aux ultrasons<text:line-break/> <text:s/>- `&lt;string.h&gt;` : fonctions de manipulation de chaînes (strcmp, etc.)<text:line-break/><text:line-break/>---<text:line-break/><text:line-break/>```cpp<text:line-break/>namespace US {<text:line-break/>```<text:line-break/>- **Espace de noms** : Crée un namespace `US` pour isoler le code des ultrasons<text:line-break/><text:line-break/>---<text:line-break/><text:line-break/>```cpp<text:line-break/>bool dispatch(const char* propAbbr, const char* inst, const char* value) {<text:line-break/>```<text:line-break/>- **Fonction de dispatch** : <text:line-break/> <text:s/>- **Paramètres** : <text:line-break/> <text:s text:c="3"/>- `propAbbr` : propriété à modifier (ex: "d", "active")<text:line-break/> <text:s text:c="3"/>- `inst` : instance du capteur (ex: "AvG", "ArC")<text:line-break/> <text:s text:c="3"/>- `value` : valeur à appliquer<text:line-break/> <text:s/>- **Retour** : `bool` - `true` si message traité, `false` sinon<text:line-break/><text:soft-page-break/><text:line-break/>---<text:line-break/><text:line-break/>```cpp<text:line-break/> <text:s text:c="3"/>if(!propAbbr) return false;<text:line-break/>```<text:line-break/>- **Validation** : Vérifie que `propAbbr` n'est pas un pointeur nul (sécurité)<text:line-break/><text:line-break/>---<text:line-break/><text:line-break/>```cpp<text:line-break/> <text:s text:c="3"/>if(strcmp(propAbbr,"d")==0) {<text:line-break/>```<text:line-break/>- **Propriété "d"** : Traite la propriété "distance" (probablement "d" pour data/distance)<text:line-break/><text:line-break/>---<text:line-break/><text:line-break/>```cpp<text:line-break/> <text:s text:c="7"/>// valeur reçue depuis Arduino normalement dans le sens Arduino-&gt;SP (capteur -&gt; remontée)<text:line-break/> <text:s text:c="7"/>// mais si SP envoie une commande, on peut avoir des opérations : ex "cal" pour calibrer<text:line-break/>```<text:line-break/>- **Commentaire** : Explique que normalement les distances remontent des capteurs vers le système, mais qu'on peut aussi envoyer des commandes<text:line-break/><text:line-break/>---<text:line-break/><text:line-break/>```cpp<text:line-break/> <text:s text:c="7"/>if(strcmp(value,"cal")==0) {<text:line-break/> <text:s text:c="11"/>ultrasonic_calibrate(inst);<text:line-break/> <text:s text:c="11"/>return true;<text:line-break/> <text:s text:c="7"/>}<text:line-break/>```<text:line-break/>- **Commande "cal"** : <text:line-break/> <text:s/>- Si la valeur est "cal" → déclenche la calibration du capteur spécifié<text:line-break/> <text:s/>- Appelle `ultrasonic_calibrate(inst)` avec l'instance concernée<text:line-break/> <text:s/>- Retourne `true` car commande traitée<text:line-break/><text:line-break/>---<text:line-break/><text:line-break/>```cpp<text:line-break/> <text:s text:c="7"/>// sinon on ne traite pas<text:line-break/> <text:s text:c="7"/>return false;<text:line-break/>```<text:line-break/>- **Autres valeurs "d"** : Les valeurs numériques de distance ne sont pas traitées ici (elles remontent, ne descendent pas)<text:line-break/><text:line-break/><text:soft-page-break/>---<text:line-break/><text:line-break/>```cpp<text:line-break/> <text:s text:c="3"/>} else if(strcmp(propAbbr,"active")==0) {<text:line-break/>```<text:line-break/>- **Propriété "active"** : Pour activer/désactiver un capteur<text:line-break/><text:line-break/>---<text:line-break/><text:line-break/>```cpp<text:line-break/> <text:s text:c="7"/>bool on = (strcmp(value,"1")==0 || strcmp(value,"true")==0);<text:line-break/> <text:s text:c="7"/>ultrasonic_setActive(inst, on);<text:line-break/> <text:s text:c="7"/>return true;<text:line-break/>```<text:line-break/>- **Activation/Désactivation** :<text:line-break/> <text:s/>- Convertit la valeur en booléen : "1" ou "true" = activé, sinon désactivé<text:line-break/> <text:s/>- Appelle `ultrasonic_setActive(inst, on)` pour changer l'état<text:line-break/> <text:s/>- Retourne `true` car commande traitée<text:line-break/><text:line-break/>---<text:line-break/><text:line-break/>```cpp<text:line-break/> <text:s text:c="3"/>return false;<text:line-break/>```<text:line-break/>- **Propriété inconnue** : Retourne `false` si la propriété n'est ni "d" ni "active"<text:line-break/><text:line-break/>---<text:line-break/><text:line-break/>```cpp<text:line-break/>} // namespace US<text:line-break/>```<text:line-break/>- **Fin du namespace** : Ferme le bloc du namespace `US`<text:line-break/><text:line-break/>## **Résumé du flux :**<text:line-break/>1. **Reçoit** un message VPIV pour les ultrasons<text:line-break/>2. **Vérifie** la propriété : "d" ou "active"<text:line-break/>3. **"d"** : seulement la commande "cal" est traitée<text:line-break/>4. **"active"** : active/désactive le capteur spécifié<text:line-break/>5. **Retourne** `true` si traité, `false` si propriété inconnue</text:p>
      <text:p text:style-name="P50"/>
      <text:p text:style-name="P51">***********</text:p>
      <text:h text:style-name="P52" text:outline-level="1">lrub_hardware ?”</text:h>
      <text:p text:style-name="P53">Très simple :</text:p>
      <text:h text:style-name="P54" text:outline-level="3"><text:soft-page-break/>👉 C’est juste un <text:span text:style-name="Emphasis">header vide</text:span> dans lequel tu mets les fonctions matérielles du ruban LED.</text:h>
      <text:p text:style-name="P53">Exemple :</text:p>
      <text:p text:style-name="P55">**********************</text:p>
      <text:h text:style-name="P56" text:outline-level="1">✅ <text:span text:style-name="Strong_20_Emphasis">RÉPONSE COURTE</text:span></text:h>
      <text:p text:style-name="P57"><text:span text:style-name="Strong_20_Emphasis">NON</text:span>, ton ancien <text:span text:style-name="Source_20_Text">leds.h</text:span> ne doit pas aller dans <text:span text:style-name="Source_20_Text">hardware/</text:span> tel quel.</text:p>
      <text:p text:style-name="P57">➡ Il doit être <text:span text:style-name="Strong_20_Emphasis">découpé en deux fichiers</text:span> :</text:p>
      <text:h text:style-name="P58" text:outline-level="2">🎯 1) <text:span text:style-name="Strong_20_Emphasis"><text:span text:style-name="Source_20_Text">hardware/lrub_hardware.h</text:span></text:span><text:span text:style-name="Strong_20_Emphasis"> + </text:span><text:span text:style-name="Strong_20_Emphasis"><text:span text:style-name="Source_20_Text">hardware/lring_hardware.h</text:span></text:span></text:h>
      <text:p text:style-name="P57">→ uniquement ce qui est <text:span text:style-name="Emphasis">physique</text:span>, <text:span text:style-name="Emphasis">matériel</text:span>, <text:span text:style-name="Emphasis">bas niveau</text:span><text:line-break/>→ bibliothèques Adafruit, pin GPIO, nombres de LEDs, accès pixels, timers, intensités, etc.</text:p>
      <text:h text:style-name="P58" text:outline-level="2">🎯 2) <text:span text:style-name="Strong_20_Emphasis"><text:span text:style-name="Source_20_Text">actuators/lrub.cpp</text:span></text:span><text:span text:style-name="Strong_20_Emphasis"> + </text:span><text:span text:style-name="Strong_20_Emphasis"><text:span text:style-name="Source_20_Text">actuators/lring.cpp</text:span></text:span></text:h>
      <text:p text:style-name="P57">→ la logique <text:span text:style-name="Emphasis">fonctionnelle</text:span><text:line-break/>→ réaction aux commandes VPIV<text:line-break/>→ interprétation métier : sourire, alerte, fuite, activation…</text:p>
      <text:p text:style-name="P59"/>
      <text:h text:style-name="P60" text:outline-level="1">🧩 Pourquoi séparer ?</text:h>
      <text:p text:style-name="P57">Parce que :</text:p>
      <text:h text:style-name="P61" text:outline-level="3">✔ le hardware contient :</text:h>
      <text:list text:style-name="L27">
        <text:list-item>
          <text:p text:style-name="P62">Adafruit_NeoPixel</text:p>
        </text:list-item>
        <text:list-item>
          <text:p text:style-name="P62">pins</text:p>
        </text:list-item>
        <text:list-item>
          <text:p text:style-name="P62">nombres de LED</text:p>
        </text:list-item>
        <text:list-item>
          <text:p text:style-name="P62">variables globales matérielles</text:p>
        </text:list-item>
        <text:list-item>
          <text:p text:style-name="P62">fonctions d’écriture directe sur la LED</text:p>
        </text:list-item>
      </text:list>
      <text:h text:style-name="P61" text:outline-level="3">✔ l’actuator contient :</text:h>
      <text:list text:style-name="L28">
        <text:list-item>
          <text:p text:style-name="P63">comment interpréter une commande <text:span text:style-name="Source_20_Text">$Lrub:*:Color:255,0,0#</text:span></text:p>
        </text:list-item>
        <text:list-item>
          <text:p text:style-name="P63">comment déclencher un effet “alerte”</text:p>
        </text:list-item>
        <text:list-item>
          <text:p text:style-name="P63">comment activer/désactiver un module</text:p>
        </text:list-item>
        <text:list-item>
          <text:p text:style-name="P63">comment dispatcher selon instance / propriété / valeur</text:p>
        </text:list-item>
      </text:list>
      <text:p text:style-name="P59"/>
      <text:h text:style-name="P60" text:outline-level="1"><text:soft-page-break/>🔍 <text:span text:style-name="Strong_20_Emphasis">DONC : où va ton ancien </text:span><text:span text:style-name="Strong_20_Emphasis"><text:span text:style-name="Source_20_Text">leds.h</text:span></text:span><text:span text:style-name="Strong_20_Emphasis"> ?</text:span></text:h>
      <text:h text:style-name="P58" text:outline-level="2">Il contient un mélange de :</text:h>
      <text:h text:style-name="P61" text:outline-level="3">✔ matériel (à mettre dans hardware/)</text:h>
      <text:list text:style-name="L29">
        <text:list-item>
          <text:p text:style-name="P64"><text:span text:style-name="Source_20_Text">Adafruit_NeoPixel rubanPixels</text:span></text:p>
        </text:list-item>
        <text:list-item>
          <text:p text:style-name="P64"><text:span text:style-name="Source_20_Text">Adafruit_NeoPixel ringPixels</text:span></text:p>
        </text:list-item>
        <text:list-item>
          <text:p text:style-name="P64"><text:span text:style-name="Source_20_Text">bool activeRing</text:span></text:p>
        </text:list-item>
        <text:list-item>
          <text:p text:style-name="P64"><text:span text:style-name="Source_20_Text">bool activeRuban</text:span></text:p>
        </text:list-item>
        <text:list-item>
          <text:p text:style-name="P64"><text:span text:style-name="Source_20_Text">int redRC, greenRC, blueRC;</text:span> …</text:p>
        </text:list-item>
        <text:list-item>
          <text:p text:style-name="P64">timers : <text:span text:style-name="Source_20_Text">ringTpsFin</text:span>, <text:span text:style-name="Source_20_Text">rubanTpsFin</text:span></text:p>
        </text:list-item>
        <text:list-item>
          <text:p text:style-name="P64">constantes : <text:span text:style-name="Source_20_Text">RUBAN_NUM_PIXELS</text:span>, <text:span text:style-name="Source_20_Text">RING_NUM_PIXELS</text:span></text:p>
        </text:list-item>
        <text:list-item>
          <text:p text:style-name="P64">pins GPIO</text:p>
        </text:list-item>
      </text:list>
      <text:h text:style-name="P61" text:outline-level="3">✔ logique métier (à mettre dans actuators/)</text:h>
      <text:list text:style-name="L30">
        <text:list-item>
          <text:p text:style-name="P65"><text:span text:style-name="Source_20_Text">processLedMessage</text:span></text:p>
        </text:list-item>
        <text:list-item>
          <text:p text:style-name="P65"><text:span text:style-name="Source_20_Text">ringSourire()</text:span></text:p>
        </text:list-item>
        <text:list-item>
          <text:p text:style-name="P65"><text:span text:style-name="Source_20_Text">ringAlerte()</text:span></text:p>
        </text:list-item>
        <text:list-item>
          <text:p text:style-name="P65"><text:span text:style-name="Source_20_Text">rubanLedFuite()</text:span></text:p>
        </text:list-item>
        <text:list-item>
          <text:p text:style-name="P65"><text:span text:style-name="Source_20_Text">setRubanLedColor()</text:span></text:p>
        </text:list-item>
        <text:list-item>
          <text:p text:style-name="P65"><text:span text:style-name="Source_20_Text">setRingColor()</text:span></text:p>
        </text:list-item>
      </text:list>
      <text:p text:style-name="P66">***************************</text:p>
      <text:p text:style-name="P67">Tu as parfaitement raison de faire une pause pour clarifier avant d’aller plus loin.<text:line-break/><text:span text:style-name="Strong_20_Emphasis">Ton intuition est juste</text:span>, et non tu ne t’embrouilles pas : tu détectes les zones où la cohérence Node-RED ↔ Arduino pourrait se perdre si on ne verrouille pas les règles.</text:p>
      <text:p text:style-name="P68">👉 <text:span text:style-name="Strong_20_Emphasis">On va donc poser clairement les fondations pour garantir la cohérence totale, stable, future-proof.</text:span></text:p>
      <text:p text:style-name="P68">Je vais répondre point par point pour éliminer tes inquiétudes et valider les règles <text:span text:style-name="Strong_20_Emphasis">définitives</text:span> de l’architecture.</text:p>
      <text:p text:style-name="P69"/>
      <text:h text:style-name="P70" text:outline-level="1">✅ <text:span text:style-name="Strong_20_Emphasis">1. Les instances : doivent-elles être identiques Node-RED ↔ Arduino ?</text:span></text:h>
      <text:p text:style-name="P68">➡️ <text:span text:style-name="Strong_20_Emphasis">Oui, absolument. C’est vital.</text:span></text:p>
      <text:p text:style-name="P68">Et <text:span text:style-name="Strong_20_Emphasis">la règle que nous suivons est simple :</text:span></text:p>
      <text:h text:style-name="P71" text:outline-level="3">🔵 1 instance = 1 index entier</text:h>
      <text:list text:style-name="L31">
        <text:list-item>
          <text:p text:style-name="P72">Arduino utilise <text:span text:style-name="Strong_20_Emphasis">des indices entiers</text:span></text:p>
        </text:list-item>
        <text:list-item>
          <text:p text:style-name="P72">Node-RED stocke les instances dans le fichier sous forme de <text:span text:style-name="Strong_20_Emphasis">chaînes</text:span>, mais les indices existent bel et bien</text:p>
        </text:list-item>
        <text:list-item>
          <text:p text:style-name="P72">Le message VPIV utilise <text:span text:style-name="Strong_20_Emphasis">l’index</text:span>, pas le nom de l’instance</text:p>
        </text:list-item>
      </text:list>
      <text:p text:style-name="P68">👉 Donc si Node-RED a :</text:p>
      <text:p text:style-name="P73"><text:span text:style-name="Source_20_Text">instances: ["*","inst1","inst2","inst3"]</text:span></text:p>
      <text:p text:style-name="P68">Ces positions dans la liste définissent <text:span text:style-name="Strong_20_Emphasis">les indices immuables</text:span> 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Nom Node-RED</text:p>
            </table:table-cell>
            <table:table-cell table:style-name="Tableau5.A1" office:value-type="string">
              <text:p text:style-name="Table_20_Heading">Index VPIV</text:p>
            </table:table-cell>
            <table:table-cell table:style-name="Tableau5.A1" office:value-type="string">
              <text:p text:style-name="Table_20_Heading">Instance Arduino</text:p>
            </table:table-cell>
          </table:table-row>
        </table:table-header-rows>
        <table:table-row>
          <table:table-cell table:style-name="Tableau5.A1" office:value-type="string">
            <text:p text:style-name="Table_20_Contents">"*"</text:p>
          </table:table-cell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valeur par défaut</text:p>
          </table:table-cell>
        </table:table-row>
        <table:table-row>
          <table:table-cell table:style-name="Tableau5.A1" office:value-type="string">
            <text:p text:style-name="Table_20_Contents">"inst1"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servo 1</text:p>
          </table:table-cell>
        </table:table-row>
        <table:table-row>
          <table:table-cell table:style-name="Tableau5.A1" office:value-type="string">
            <text:p text:style-name="Table_20_Contents">"inst2"</text:p>
          </table:table-cell>
          <table:table-cell table:style-name="Tableau5.A1" office:value-type="string">
            <text:p text:style-name="Table_20_Contents">2</text:p>
          </table:table-cell>
          <table:table-cell table:style-name="Tableau5.A1" office:value-type="string">
            <text:p text:style-name="Table_20_Contents">servo 2</text:p>
          </table:table-cell>
        </table:table-row>
        <table:table-row>
          <table:table-cell table:style-name="Tableau5.A1" office:value-type="string">
            <text:p text:style-name="Table_20_Contents">"inst3"</text:p>
          </table:table-cell>
          <table:table-cell table:style-name="Tableau5.A1" office:value-type="string">
            <text:p text:style-name="Table_20_Contents">3</text:p>
          </table:table-cell>
          <table:table-cell table:style-name="Tableau5.A1" office:value-type="string">
            <text:p text:style-name="Table_20_Contents">servo 3</text:p>
          </table:table-cell>
        </table:table-row>
      </table:table>
      <text:p text:style-name="P68">➡️ On n'utilise <text:span text:style-name="Strong_20_Emphasis">jamais</text:span> dans VPIV les noms <text:span text:style-name="Source_20_Text">"inst1"</text:span>, <text:span text:style-name="Source_20_Text">"inst2"</text:span>, <text:span text:style-name="Source_20_Text">"BASE"</text:span> etc.<text:line-break/>➡️ On n’utilise <text:span text:style-name="Strong_20_Emphasis">que les indices</text:span>.</text:p>
      <text:h text:style-name="P71" text:outline-level="3">❗ Conclusion</text:h>
      <text:p text:style-name="P68">👉 Si Node-RED ne change jamais l’ordre des instances dans la liste,<text:line-break/>👉 Arduino garde <text:span text:style-name="Strong_20_Emphasis">la même référence</text:span>,<text:line-break/>👉 donc <text:span text:style-name="Strong_20_Emphasis">cohérence totale</text:span> garantie.</text:p>
      <text:p text:style-name="P69"/>
      <text:h text:style-name="P70" text:outline-level="1">✅ <text:span text:style-name="Strong_20_Emphasis">2. Les abréviations (variable / propriété / sous-propriété)</text:span></text:h>
      <text:p text:style-name="P68">Tu poses la bonne question :</text:p>
      <text:p text:style-name="P74"><text:soft-page-break/>Si je change une abréviation dans Node-RED, est-ce que ça change dans Arduino ?</text:p>
      <text:p text:style-name="P68">La réponse dépend du <text:span text:style-name="Strong_20_Emphasis">modèle C</text:span> (table-driven) que nous avons choisi :</text:p>
      <text:h text:style-name="P71" text:outline-level="3">🟢 Dans notre modèle C :</text:h>
      <text:list text:style-name="L32">
        <text:list-item>
          <text:p text:style-name="P75">Les abréviations sont définies <text:span text:style-name="Strong_20_Emphasis">dans Node-RED</text:span></text:p>
        </text:list-item>
        <text:list-item>
          <text:p text:style-name="P75">Ensuite, Node-RED génère les messages VPIV</text:p>
        </text:list-item>
        <text:list-item>
          <text:p text:style-name="P75">Arduino <text:span text:style-name="Strong_20_Emphasis">n’a pas besoin</text:span> de connaître les abréviations au préalable</text:p>
        </text:list-item>
        <text:list-item>
          <text:p text:style-name="P75">Arduino lit simplement :</text:p>
          <text:list>
            <text:list-item>
              <text:p text:style-name="P75"><text:span text:style-name="Source_20_Text">msg.variable</text:span> (ex : <text:span text:style-name="Source_20_Text">"Srv"</text:span>)</text:p>
            </text:list-item>
            <text:list-item>
              <text:p text:style-name="P75"><text:span text:style-name="Source_20_Text">msg.property</text:span> (ex : <text:span text:style-name="Source_20_Text">"Angle"</text:span>)</text:p>
            </text:list-item>
            <text:list-item>
              <text:p text:style-name="P75"><text:span text:style-name="Source_20_Text">msg.instanceList</text:span></text:p>
            </text:list-item>
            <text:list-item>
              <text:p text:style-name="P75"><text:span text:style-name="Source_20_Text">msg.value</text:span></text:p>
            </text:list-item>
          </text:list>
        </text:list-item>
      </text:list>
      <text:p text:style-name="P68">Et l’actuator Srv.cpp contient :</text:p>
      <text:p text:style-name="P73"><text:span text:style-name="Source_20_Text">if (msg.property == "Angle") { ... }</text:span></text:p>
      <text:p text:style-name="P73"><text:span text:style-name="Source_20_Text">if (msg.property == "Offset") { ... }</text:span></text:p>
      <text:p text:style-name="P68">👉 Donc <text:span text:style-name="Strong_20_Emphasis">l’abréviation</text:span> <text:span text:style-name="Source_20_Text">"Ang"</text:span> ou <text:span text:style-name="Source_20_Text">"A"</text:span> ou <text:span text:style-name="Source_20_Text">"An"</text:span> est seulement utilisée <text:span text:style-name="Strong_20_Emphasis">dans Node-RED</text:span>, pas Arduino.</text:p>
      <text:p text:style-name="P68">➡️ <text:span text:style-name="Strong_20_Emphasis">Pas de risque de désynchronisation</text:span>.<text:line-break/>S’il y a changement dans Node-RED, Arduino <text:span text:style-name="Strong_20_Emphasis">ne le voit même pas</text:span>, car le message VPIV arrive déjà décodé en <text:span text:style-name="Source_20_Text">msg.property = "Angle"</text:span>.</text:p>
      <text:p text:style-name="P69"/>
      <text:h text:style-name="P70" text:outline-level="1">✅ <text:span text:style-name="Strong_20_Emphasis">3. Les commandes avec plusieurs propriétés</text:span></text:h>
      <text:p text:style-name="P68">Tu te demandes :</text:p>
      <text:p text:style-name="P74">“Quand une commande concerne plusieurs propriétés, on scinde en messages différents ?”</text:p>
      <text:h text:style-name="P71" text:outline-level="3">La réponse est simple :</text:h>
      <text:p text:style-name="P68">🟢 <text:span text:style-name="Strong_20_Emphasis">Dans VPIV étendu, un message = une seule propriété</text:span><text:line-break/>👉 C’est une contrainte <text:span text:style-name="Strong_20_Emphasis">volontaire</text:span>, et c’est un énorme gain de simplicité/stabilité.</text:p>
      <text:p text:style-name="P68">Donc Node-RED doit envoyer :</text:p>
      <text:p text:style-name="P73"><text:span text:style-name="Source_20_Text">$Srv:0:Angle:45#</text:span></text:p>
      <text:p text:style-name="P73"><text:span text:style-name="Source_20_Text">$Srv:0:Intensite:200#</text:span></text:p>
      <text:p text:style-name="P68">Pas ceci :</text:p>
      <text:p text:style-name="P73"><text:span text:style-name="Source_20_Text">$Srv:0:[Angle,Intensite]:[[45],[200]]#</text:span></text:p>
      <text:h text:style-name="P71" text:outline-level="3"><text:soft-page-break/>Pourquoi ?</text:h>
      <text:p text:style-name="P68">Parce que :</text:p>
      <text:p text:style-name="P68">✔ Arduino a un code simple à maintenir<text:line-break/>✔ Node-RED construit plus facilement les messages<text:line-break/>✔ Tu réduis massivement les risques de désynchronisation<text:line-break/>✔ Chaque propriété est traitée dans l’ordre d’arrivée → cohérence</text:p>
      <text:p text:style-name="P69"/>
      <text:h text:style-name="P70" text:outline-level="1">✅ <text:span text:style-name="Strong_20_Emphasis">4. Les commandes groupées sur instances</text:span></text:h>
      <text:p text:style-name="P68">Sur ce point tu as 100 % raison, et on confirme <text:span text:style-name="Strong_20_Emphasis">officiellement</text:span> les règles :</text:p>
      <text:h text:style-name="P71" text:outline-level="3">🟢 Cas 1 : Toutes les instances</text:h>
      <text:p text:style-name="P73"><text:span text:style-name="Source_20_Text">$Srv:*:Angle:90#</text:span></text:p>
      <text:p text:style-name="P68">→ applique la valeur par défaut ou un réglage identique partout.</text:p>
      <text:h text:style-name="P71" text:outline-level="3">🟢 Cas 2 : Une liste d’instances</text:h>
      <text:p text:style-name="P73"><text:span text:style-name="Source_20_Text">$Srv:[0,1]:Angle:45#</text:span></text:p>
      <text:p text:style-name="P68">ou</text:p>
      <text:p text:style-name="P73"><text:span text:style-name="Source_20_Text">$Lrub:[0,1,2]:Color:[[255,0,0],[0,255,0],[0,0,255]]#</text:span></text:p>
      <text:h text:style-name="P71" text:outline-level="3">🟢 Cas 3 : Une instance seule</text:h>
      <text:p text:style-name="P73"><text:span text:style-name="Source_20_Text">$Snr:2:Distance:38#</text:span></text:p>
      <text:p text:style-name="P68">➡️ Arduino sait traiter automatiquement.</text:p>
      <text:p text:style-name="P68">👉 <text:span text:style-name="Strong_20_Emphasis">Donc oui</text:span>, ce que tu avais prévu initialement était correct, et on le garde.</text:p>
      <text:p text:style-name="P69"/>
      <text:h text:style-name="P70" text:outline-level="1">❗ <text:span text:style-name="Strong_20_Emphasis">5. Est-ce que tu t’inquiètes pour rien ?</text:span></text:h>
      <text:p text:style-name="P68"><text:span text:style-name="Strong_20_Emphasis">Non, au contraire.</text:span></text:p>
      <text:p text:style-name="P68">Tes questions ont permis de valider définitivement les règles suivantes :</text:p>
      <text:h text:style-name="P70" text:outline-level="1">🧱 RÈGLES D’OR DE L’ARCHITECTURE VPIV</text:h>
      <text:h text:style-name="P76" text:outline-level="2">🔵 R1. Les instances = indices immuables</text:h>
      <text:p text:style-name="P68">Ils viennent du fichier Node-RED → Arduino suit → cohérence parfaite.</text:p>
      <text:h text:style-name="P76" text:outline-level="2">🟢 R2. Les abréviations Node-RED n’ont aucun impact sur Arduino</text:h>
      <text:p text:style-name="P68">→ Arduino reçoit déjà la propriété “décompressée”.</text:p>
      <text:h text:style-name="P76" text:outline-level="2"><text:soft-page-break/>🟣 R3. 1 message = 1 propriété</text:h>
      <text:p text:style-name="P68">→ simplicité<text:line-break/>→ stabilité<text:line-break/>→ pas de désync</text:p>
      <text:h text:style-name="P76" text:outline-level="2">🟠 R4. Les commandes multi-instances existent et sont pleinement supportées</text:h>
      <text:p text:style-name="P68"><text:span text:style-name="Source_20_Text">*</text:span>, <text:span text:style-name="Source_20_Text">[0,1,2]</text:span>, <text:span text:style-name="Source_20_Text">[2]</text:span> etc.</text:p>
      <text:h text:style-name="P76" text:outline-level="2">🟡 R5. Ajout de variables, propriétés ou instances = facile</text:h>
      <text:p text:style-name="P68">→ tout est défini côté Node-RED dans le fichier variable<text:line-break/>→ Arduino agit au runtime via le dispatch<text:line-break/>→ zéro recompilation tant que les modules actuators savent gérer la propriété</text:p>
      <text:p text:style-name="P69"/>
      <text:h text:style-name="P70" text:outline-level="1">🎯 Conclusion :</text:h>
      <text:p text:style-name="P68"><text:span text:style-name="Strong_20_Emphasis">Ton architecture est saine, cohérente et future-proof.<text:line-break/>Tu n’es pas embrouillé — tu as identifié les bons points à verrouiller.<text:line-break/>Et maintenant : tout est parfaitement carré.</text:span></text:p>
      <text:p text:style-name="P69"/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fff16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22:56:41.597850000</meta:creation-date>
    <dc:date>2025-11-19T09:53:43.932839000</dc:date>
    <meta:editing-duration>P1DT28M42S</meta:editing-duration>
    <meta:editing-cycles>4</meta:editing-cycles>
    <meta:generator>LibreOffice/25.8.2.2$Windows_X86_64 LibreOffice_project/d401f2107ccab8f924a8e2df40f573aab7605b6f</meta:generator>
    <meta:print-date>2025-11-17T12:28:51.236861300</meta:print-date>
    <meta:document-statistic meta:table-count="5" meta:image-count="0" meta:object-count="0" meta:page-count="27" meta:paragraph-count="483" meta:word-count="4863" meta:character-count="33274" meta:non-whitespace-character-count="27984"/>
  </office:meta>
</office:document-meta>
</file>